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text-indent="1.27cm" fo:line-height="115%" fo:margin-left="0cm" style:writing-mode="lr-tb"/>
    </style:style>
    <style:style style:name="T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T3_5" style:family="text">
      <style:text-properties fo:font-size="10pt" style:font-size-asian="10pt" style:font-size-complex="10pt"/>
    </style:style>
    <style:style style:name="T3_6" style:family="text">
      <style:text-properties fo:font-size="10pt" style:font-size-asian="10pt" style:font-size-complex="10pt"/>
    </style:style>
    <style:style style:name="T3_7" style:family="text">
      <style:text-properties fo:font-size="10pt" style:font-size-asian="10pt" style:font-size-complex="10pt"/>
    </style:style>
    <style:style style:name="T3_8" style:family="text">
      <style:text-properties fo:font-size="10pt" style:font-size-asian="10pt" style:font-size-complex="10pt"/>
    </style:style>
    <style:style style:name="T3_9" style:family="text">
      <style:text-properties fo:font-size="10pt" style:font-size-asian="10pt" style:font-size-complex="10pt"/>
    </style:style>
    <style:style style:name="T3_10" style:family="text">
      <style:text-properties fo:font-size="10pt" style:font-size-asian="10pt" style:font-size-complex="10pt"/>
    </style:style>
    <style:style style:name="T3_11" style:family="text">
      <style:text-properties fo:font-size="10pt" style:font-size-asian="10pt" style:font-size-complex="10pt"/>
    </style:style>
    <style:style style:name="T3_12" style:family="text">
      <style:text-properties fo:font-size="10pt" style:font-size-asian="10pt" style:font-size-complex="10pt"/>
    </style:style>
    <style:style style:name="T3_13" style:family="text">
      <style:text-properties fo:font-size="10pt" style:font-size-asian="10pt" style:font-size-complex="10pt"/>
    </style:style>
    <style:style style:name="T3_14" style:family="text">
      <style:text-properties fo:font-size="10pt" style:font-size-asian="10pt" style:font-size-complex="10pt"/>
    </style:style>
    <style:style style:name="T3_15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T4_19" style:family="text">
      <style:text-properties fo:font-size="10pt" style:font-size-asian="10pt" style:font-size-complex="10pt"/>
    </style:style>
    <style:style style:name="T4_20" style:family="text">
      <style:text-properties fo:font-size="10pt" style:font-size-asian="10pt" style:font-size-complex="10pt"/>
    </style:style>
    <style:style style:name="T4_21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>
      <style:text-properties fo:font-size="10pt" style:font-size-asian="10pt" style:font-size-complex="10pt"/>
    </style:style>
    <style:style style:name="T5_4" style:family="text">
      <style:text-properties fo:font-size="10pt" style:font-size-asian="10pt" style:font-size-complex="10pt"/>
    </style:style>
    <style:style style:name="T5_5" style:family="text">
      <style:text-properties fo:font-size="10pt" style:font-size-asian="10pt" style:font-size-complex="10pt"/>
    </style:style>
    <style:style style:name="T5_6" style:family="text">
      <style:text-properties fo:font-size="10pt" style:font-size-asian="10pt" style:font-size-complex="10pt"/>
    </style:style>
    <style:style style:name="T5_7" style:family="text">
      <style:text-properties fo:font-size="10pt" style:font-size-asian="10pt" style:font-size-complex="10pt"/>
    </style:style>
    <style:style style:name="T5_8" style:family="text">
      <style:text-properties fo:font-size="10pt" style:font-size-asian="10pt" style:font-size-complex="10pt"/>
    </style:style>
    <style:style style:name="T5_9" style:family="text">
      <style:text-properties fo:font-size="10pt" style:font-size-asian="10pt" style:font-size-complex="10pt"/>
    </style:style>
    <style:style style:name="T5_10" style:family="text">
      <style:text-properties fo:font-size="10pt" style:font-size-asian="10pt" style:font-size-complex="10pt"/>
    </style:style>
    <style:style style:name="T5_11" style:family="text">
      <style:text-properties fo:font-size="10pt" style:font-size-asian="10pt" style:font-size-complex="10pt"/>
    </style:style>
    <style:style style:name="T5_12" style:family="text">
      <style:text-properties fo:font-size="10pt" style:font-size-asian="10pt" style:font-size-complex="10pt"/>
    </style:style>
    <style:style style:name="T5_13" style:family="text">
      <style:text-properties fo:font-size="10pt" style:font-size-asian="10pt" style:font-size-complex="10pt"/>
    </style:style>
    <style:style style:name="T5_14" style:family="text">
      <style:text-properties fo:font-size="10pt" style:font-size-asian="10pt" style:font-size-complex="10pt"/>
    </style:style>
    <style:style style:name="T5_15" style:family="text"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>
      <style:text-properties fo:font-size="10pt" style:font-size-asian="10pt" style:font-size-complex="10pt"/>
    </style:style>
    <style:style style:name="T6_4" style:family="text">
      <style:text-properties fo:font-size="10pt" style:font-size-asian="10pt" style:font-size-complex="10pt"/>
    </style:style>
    <style:style style:name="T6_5" style:family="text">
      <style:text-properties fo:font-size="10pt" style:font-size-asian="10pt" style:font-size-complex="10pt"/>
    </style:style>
    <style:style style:name="T6_6" style:family="text">
      <style:text-properties fo:font-size="10pt" style:font-size-asian="10pt" style:font-size-complex="10pt"/>
    </style:style>
    <style:style style:name="T6_7" style:family="text">
      <style:text-properties fo:font-size="10pt" style:font-size-asian="10pt" style:font-size-complex="10pt"/>
    </style:style>
    <style:style style:name="T6_8" style:family="text">
      <style:text-properties fo:font-size="10pt" style:font-size-asian="10pt" style:font-size-complex="10pt"/>
    </style:style>
    <style:style style:name="T6_9" style:family="text">
      <style:text-properties fo:font-size="10pt" style:font-size-asian="10pt" style:font-size-complex="10pt"/>
    </style:style>
    <style:style style:name="T6_10" style:family="text">
      <style:text-properties fo:font-size="10pt" style:font-size-asian="10pt" style:font-size-complex="10pt"/>
    </style:style>
    <style:style style:name="T6_11" style:family="text">
      <style:text-properties fo:font-size="10pt" style:font-size-asian="10pt" style:font-size-complex="10pt"/>
    </style:style>
    <style:style style:name="T6_12" style:family="text">
      <style:text-properties fo:font-size="10pt" style:font-size-asian="10pt" style:font-size-complex="10pt"/>
    </style:style>
    <style:style style:name="T6_13" style:family="text">
      <style:text-properties fo:font-size="10pt" style:font-size-asian="10pt" style:font-size-complex="10pt"/>
    </style:style>
    <style:style style:name="T6_14" style:family="text">
      <style:text-properties fo:font-size="10pt" style:font-size-asian="10pt" style:font-size-complex="10pt"/>
    </style:style>
    <style:style style:name="T6_15" style:family="text">
      <style:text-properties fo:font-size="10pt" style:font-size-asian="10pt" style:font-size-complex="10pt"/>
    </style:style>
    <style:style style:name="T6_16" style:family="text"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size="10pt" style:font-size-asian="10pt" style:font-size-complex="10pt"/>
    </style:style>
    <style:style style:name="T19_2" style:family="text">
      <style:text-properties fo:font-size="10pt" style:font-size-asian="10pt" style:font-size-complex="10pt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T19_5" style:family="text">
      <style:text-properties fo:font-size="10pt" style:font-size-asian="10pt" style:font-size-complex="10pt"/>
    </style:style>
    <style:style style:name="T19_6" style:family="text">
      <style:text-properties fo:font-size="10pt" style:font-size-asian="10pt" style:font-size-complex="10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T19_10" style:family="text">
      <style:text-properties fo:font-size="10pt" style:font-size-asian="10pt" style:font-size-complex="10pt"/>
    </style:style>
    <style:style style:name="T19_11" style:family="text">
      <style:text-properties fo:font-size="10pt" style:font-size-asian="10pt" style:font-size-complex="10pt"/>
    </style:style>
    <style:style style:name="T19_12" style:family="text">
      <style:text-properties fo:font-size="10pt" style:font-size-asian="10pt" style:font-size-complex="10pt"/>
    </style:style>
    <style:style style:name="T19_13" style:family="text">
      <style:text-properties fo:font-size="10pt" style:font-size-asian="10pt" style:font-size-complex="10pt"/>
    </style:style>
    <style:style style:name="T19_14" style:family="text">
      <style:text-properties fo:font-size="10pt" style:font-size-asian="10pt" style:font-size-complex="10pt"/>
    </style:style>
    <style:style style:name="T19_15" style:family="text">
      <style:text-properties fo:font-size="10pt" style:font-size-asian="10pt" style:font-size-complex="10pt"/>
    </style:style>
    <style:style style:name="T19_16" style:family="text">
      <style:text-properties fo:font-size="10pt" style:font-size-asian="10pt" style:font-size-complex="10pt"/>
    </style:style>
    <style:style style:name="T19_17" style:family="text">
      <style:text-properties fo:font-size="10pt" style:font-size-asian="10pt" style:font-size-complex="10pt"/>
    </style:style>
    <style:style style:name="T19_18" style:family="text">
      <style:text-properties fo:font-size="10pt" style:font-size-asian="10pt" style:font-size-complex="10pt"/>
    </style:style>
    <style:style style:name="T19_19" style:family="text">
      <style:text-properties fo:font-size="10pt" style:font-size-asian="10pt" style:font-size-complex="10pt"/>
    </style:style>
    <style:style style:name="T19_20" style:family="text">
      <style:text-properties fo:font-size="10pt" style:font-size-asian="10pt" style:font-size-complex="10pt"/>
    </style:style>
    <style:style style:name="T19_21" style:family="text">
      <style:text-properties fo:font-size="10pt" style:font-size-asian="10pt" style:font-size-complex="10pt"/>
    </style:style>
    <style:style style:name="T19_22" style:family="text">
      <style:text-properties fo:font-size="10pt" style:font-size-asian="10pt" style:font-size-complex="10pt"/>
    </style:style>
    <style:style style:name="T19_23" style:family="text">
      <style:text-properties fo:font-size="10pt" style:font-size-asian="10pt" style:font-size-complex="10pt"/>
    </style:style>
    <style:style style:name="T19_24" style:family="text">
      <style:text-properties fo:font-size="10pt" style:font-size-asian="10pt" style:font-size-complex="10pt"/>
    </style:style>
    <style:style style:name="T19_25" style:family="text">
      <style:text-properties fo:font-size="10pt" style:font-size-asian="10pt" style:font-size-complex="10pt"/>
    </style:style>
    <style:style style:name="T19_26" style:family="text">
      <style:text-properties fo:font-size="10pt" style:font-size-asian="10pt" style:font-size-complex="10pt"/>
    </style:style>
    <style:style style:name="T19_27" style:family="text">
      <style:text-properties fo:font-size="10pt" style:font-size-asian="10pt" style:font-size-complex="10pt"/>
    </style:style>
    <style:style style:name="T19_28" style:family="text">
      <style:text-properties fo:font-size="10pt" style:font-size-asian="10pt" style:font-size-complex="10pt"/>
    </style:style>
    <style:style style:name="T19_29" style:family="text">
      <style:text-properties fo:font-size="10pt" style:font-size-asian="10pt" style:font-size-complex="10pt"/>
    </style:style>
    <style:style style:name="T19_30" style:family="text">
      <style:text-properties fo:font-size="10pt" style:font-size-asian="10pt" style:font-size-complex="10pt"/>
    </style:style>
    <style:style style:name="T19_31" style:family="text">
      <style:text-properties fo:font-size="10pt" style:font-size-asian="10pt" style:font-size-complex="10pt"/>
    </style:style>
    <style:style style:name="T19_32" style:family="text">
      <style:text-properties fo:font-size="10pt" style:font-size-asian="10pt" style:font-size-complex="10pt"/>
    </style:style>
    <style:style style:name="T19_33" style:family="text">
      <style:text-properties fo:font-size="10pt" style:font-size-asian="10pt" style:font-size-complex="10pt"/>
    </style:style>
    <style:style style:name="T19_34" style:family="text">
      <style:text-properties fo:font-size="10pt" style:font-size-asian="10pt" style:font-size-complex="10pt"/>
    </style:style>
    <style:style style:name="T19_35" style:family="text">
      <style:text-properties fo:font-size="10pt" style:font-size-asian="10pt" style:font-size-complex="10pt"/>
    </style:style>
    <style:style style:name="T19_36" style:family="text">
      <style:text-properties fo:font-size="10pt" style:font-size-asian="10pt" style:font-size-complex="10pt"/>
    </style:style>
    <style:style style:name="T19_37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text-indent="1.27cm" fo:line-height="115%" style:writing-mode="lr-tb"/>
    </style:style>
    <style:style style:name="T2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>
      <style:text-properties fo:font-size="10pt" style:font-size-asian="10pt" style:font-size-complex="10pt"/>
    </style:style>
    <style:style style:name="T23_3" style:family="text">
      <style:text-properties fo:font-size="10pt" style:font-size-asian="10pt" style:font-size-complex="10pt"/>
    </style:style>
    <style:style style:name="T23_4" style:family="text">
      <style:text-properties fo:font-size="10pt" style:font-size-asian="10pt" style:font-size-complex="10pt"/>
    </style:style>
    <style:style style:name="T23_5" style:family="text">
      <style:text-properties fo:font-size="10pt" style:font-size-asian="10pt" style:font-size-complex="10pt"/>
    </style:style>
    <style:style style:name="T23_6" style:family="text">
      <style:text-properties fo:font-size="10pt" style:font-size-asian="10pt" style:font-size-complex="10pt"/>
    </style:style>
    <style:style style:name="T23_7" style:family="tex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0pt" style:font-size-asian="10pt" style:font-size-complex="10pt"/>
    </style:style>
    <style:style style:name="T24_2" style:family="text">
      <style:text-properties fo:font-size="10pt" style:font-size-asian="10pt" style:font-size-complex="10pt"/>
    </style:style>
    <style:style style:name="T24_3" style:family="text">
      <style:text-properties fo:font-size="10pt" style:font-size-asian="10pt" style:font-size-complex="10pt"/>
    </style:style>
    <style:style style:name="T24_4" style:family="text">
      <style:text-properties fo:font-size="10pt" style:font-size-asian="10pt" style:font-size-complex="10pt"/>
    </style:style>
    <style:style style:name="T24_5" style:family="text">
      <style:text-properties fo:font-size="10pt" style:font-size-asian="10pt" style:font-size-complex="10pt"/>
    </style:style>
    <style:style style:name="T24_6" style:family="text">
      <style:text-properties fo:font-size="10pt" style:font-size-asian="10pt" style:font-size-complex="10pt"/>
    </style:style>
    <style:style style:name="T24_7" style:family="text"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fo:font-size="10pt" style:font-size-asian="10pt" style:font-size-complex="10pt"/>
    </style:style>
    <style:style style:name="T25_2" style:family="text">
      <style:text-properties fo:font-size="10pt" style:font-size-asian="10pt" style:font-size-complex="10pt"/>
    </style:style>
    <style:style style:name="T25_3" style:family="text">
      <style:text-properties fo:font-size="10pt" style:font-size-asian="10pt" style:font-size-complex="10pt"/>
    </style:style>
    <style:style style:name="T25_4" style:family="text">
      <style:text-properties fo:font-size="10pt" style:font-size-asian="10pt" style:font-size-complex="10pt"/>
    </style:style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T25_7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6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6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text-indent="1.27cm" fo:line-height="115%" style:writing-mode="lr-tb"/>
    </style:style>
    <style:style style:name="T3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font-size="10pt" style:font-size-asian="10pt" style:font-size-complex="10pt"/>
    </style:style>
    <style:style style:name="T37_14" style:family="text">
      <style:text-properties fo:font-size="10pt" style:font-size-asian="10pt" style:font-size-complex="10pt"/>
    </style:style>
    <style:style style:name="T37_15" style:family="text">
      <style:text-properties fo:font-size="10pt" style:font-size-asian="10pt" style:font-size-complex="10pt"/>
    </style:style>
    <style:style style:name="T37_16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T38_8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text-indent="1.27cm" fo:line-height="115%" style:writing-mode="lr-tb"/>
    </style:style>
    <style:style style:name="T4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text-indent="1.27cm" fo:line-height="115%" style:writing-mode="lr-tb"/>
    </style:style>
    <style:style style:name="T4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6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6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>
      <style:text-properties fo:font-size="10pt" style:font-size-asian="10pt" style:font-size-complex="10pt"/>
    </style:style>
    <style:style style:name="T47_9" style:family="text">
      <style:text-properties fo:font-size="10pt" style:font-size-asian="10pt" style:font-size-complex="10pt"/>
    </style:style>
    <style:style style:name="T47_10" style:family="text">
      <style:text-properties fo:font-size="10pt" style:font-size-asian="10pt" style:font-size-complex="10pt"/>
    </style:style>
    <style:style style:name="T47_11" style:family="text">
      <style:text-properties fo:font-size="10pt" style:font-size-asian="10pt" style:font-size-complex="10pt"/>
    </style:style>
    <style:style style:name="T47_12" style:family="text">
      <style:text-properties fo:font-size="10pt" style:font-size-asian="10pt" style:font-size-complex="10pt"/>
    </style:style>
    <style:style style:name="T47_13" style:family="text">
      <style:text-properties fo:font-size="10pt" style:font-size-asian="10pt" style:font-size-complex="10pt"/>
    </style:style>
    <style:style style:name="T47_14" style:family="text">
      <style:text-properties fo:font-size="10pt" style:font-size-asian="10pt" style:font-size-complex="10pt"/>
    </style:style>
    <style:style style:name="T47_15" style:family="text">
      <style:text-properties fo:font-size="10pt" style:font-size-asian="10pt" style:font-size-complex="10pt"/>
    </style:style>
    <style:style style:name="T47_16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fo:font-size="10pt" style:font-size-asian="10pt" style:font-size-complex="10pt"/>
    </style:style>
    <style:style style:name="T48_2" style:family="text">
      <style:text-properties fo:font-size="10pt" style:font-size-asian="10pt" style:font-size-complex="10pt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fo:font-size="10pt" style:font-size-asian="10pt" style:font-size-complex="10pt"/>
    </style:style>
    <style:style style:name="T48_8" style:family="text">
      <style:text-properties fo:font-size="10pt" style:font-size-asian="10pt" style:font-size-complex="10pt"/>
    </style:style>
    <style:style style:name="T48_9" style:family="text">
      <style:text-properties fo:font-size="10pt" style:font-size-asian="10pt" style:font-size-complex="10pt"/>
    </style:style>
    <style:style style:name="T48_10" style:family="text">
      <style:text-properties fo:font-size="10pt" style:font-size-asian="10pt" style:font-size-complex="10pt"/>
    </style:style>
    <style:style style:name="T48_11" style:family="text">
      <style:text-properties fo:font-size="10pt" style:font-size-asian="10pt" style:font-size-complex="10pt"/>
    </style:style>
    <style:style style:name="T48_12" style:family="text">
      <style:text-properties fo:font-size="10pt" style:font-size-asian="10pt" style:font-size-complex="10pt"/>
    </style:style>
    <style:style style:name="T48_13" style:family="text">
      <style:text-properties fo:font-size="10pt" style:font-size-asian="10pt" style:font-size-complex="10pt"/>
    </style:style>
    <style:style style:name="T48_14" style:family="text">
      <style:text-properties fo:font-size="10pt" style:font-size-asian="10pt" style:font-size-complex="10pt"/>
    </style:style>
    <style:style style:name="T48_15" style:family="text">
      <style:text-properties fo:font-size="10pt" style:font-size-asian="10pt" style:font-size-complex="10pt"/>
    </style:style>
    <style:style style:name="T48_16" style:family="text">
      <style:text-properties fo:font-size="10pt" style:font-size-asian="10pt" style:font-size-complex="10pt"/>
    </style:style>
    <style:style style:name="T48_17" style:family="text">
      <style:text-properties fo:font-size="10pt" style:font-size-asian="10pt" style:font-size-complex="10pt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fo:font-size="10pt" style:font-size-asian="10pt" style:font-size-complex="10pt"/>
    </style:style>
    <style:style style:name="T48_21" style:family="text">
      <style:text-properties fo:font-size="10pt" style:font-size-asian="10pt" style:font-size-complex="10pt"/>
    </style:style>
    <style:style style:name="T48_22" style:family="text">
      <style:text-properties fo:font-size="10pt" style:font-size-asian="10pt" style:font-size-complex="10pt"/>
    </style:style>
    <style:style style:name="T48_23" style:family="text">
      <style:text-properties fo:font-size="10pt" style:font-size-asian="10pt" style:font-size-complex="10pt"/>
    </style:style>
    <style:style style:name="T48_24" style:family="text">
      <style:text-properties fo:font-size="10pt" style:font-size-asian="10pt" style:font-size-complex="10pt"/>
    </style:style>
    <style:style style:name="T48_25" style:family="text">
      <style:text-properties fo:font-size="10pt" style:font-size-asian="10pt" style:font-size-complex="10pt"/>
    </style:style>
    <style:style style:name="T48_26" style:family="text">
      <style:text-properties fo:font-size="10pt" style:font-size-asian="10pt" style:font-size-complex="10pt"/>
    </style:style>
    <style:style style:name="T48_27" style:family="text">
      <style:text-properties fo:font-size="10pt" style:font-size-asian="10pt" style:font-size-complex="10pt"/>
    </style:style>
    <style:style style:name="T48_28" style:family="text">
      <style:text-properties fo:font-size="10pt" style:font-size-asian="10pt" style:font-size-complex="10pt"/>
    </style:style>
    <style:style style:name="T48_29" style:family="text">
      <style:text-properties fo:font-size="10pt" style:font-size-asian="10pt" style:font-size-complex="10pt"/>
    </style:style>
    <style:style style:name="T48_30" style:family="text">
      <style:text-properties fo:font-size="10pt" style:font-size-asian="10pt" style:font-size-complex="10pt"/>
    </style:style>
    <style:style style:name="T48_31" style:family="text">
      <style:text-properties fo:font-size="10pt" style:font-size-asian="10pt" style:font-size-complex="10pt"/>
    </style:style>
    <style:style style:name="T48_32" style:family="text">
      <style:text-properties fo:font-size="10pt" style:font-size-asian="10pt" style:font-size-complex="10pt"/>
    </style:style>
    <style:style style:name="T48_33" style:family="text">
      <style:text-properties fo:font-size="10pt" style:font-size-asian="10pt" style:font-size-complex="10pt"/>
    </style:style>
    <style:style style:name="T48_34" style:family="text">
      <style:text-properties fo:font-size="10pt" style:font-size-asian="10pt" style:font-size-complex="10pt"/>
    </style:style>
    <style:style style:name="T48_35" style:family="text">
      <style:text-properties fo:font-size="10pt" style:font-size-asian="10pt" style:font-size-complex="10pt"/>
    </style:style>
    <style:style style:name="T48_36" style:family="text">
      <style:text-properties fo:font-size="10pt" style:font-size-asian="10pt" style:font-size-complex="10pt"/>
    </style:style>
    <style:style style:name="T48_37" style:family="text">
      <style:text-properties fo:font-size="10pt" style:font-size-asian="10pt" style:font-size-complex="10pt"/>
    </style:style>
    <style:style style:name="T48_38" style:family="text">
      <style:text-properties fo:font-size="10pt" style:font-size-asian="10pt" style:font-size-complex="10pt"/>
    </style:style>
    <style:style style:name="T48_39" style:family="text">
      <style:text-properties fo:font-size="10pt" style:font-size-asian="10pt" style:font-size-complex="10pt"/>
    </style:style>
    <style:style style:name="T48_40" style:family="text">
      <style:text-properties fo:font-size="10pt" style:font-size-asian="10pt" style:font-size-complex="10pt"/>
    </style:style>
    <style:style style:name="T48_41" style:family="text">
      <style:text-properties fo:font-size="10pt" style:font-size-asian="10pt" style:font-size-complex="10pt"/>
    </style:style>
    <style:style style:name="T48_42" style:family="text">
      <style:text-properties fo:font-size="10pt" style:font-size-asian="10pt" style:font-size-complex="10pt"/>
    </style:style>
    <style:style style:name="T48_43" style:family="text">
      <style:text-properties fo:font-size="10pt" style:font-size-asian="10pt" style:font-size-complex="10pt"/>
    </style:style>
    <style:style style:name="T48_44" style:family="text">
      <style:text-properties fo:font-size="10pt" style:font-size-asian="10pt" style:font-size-complex="10pt"/>
    </style:style>
    <style:style style:name="T48_45" style:family="text">
      <style:text-properties fo:font-size="10pt" style:font-size-asian="10pt" style:font-size-complex="10pt"/>
    </style:style>
    <style:style style:name="T48_46" style:family="text">
      <style:text-properties fo:font-size="10pt" style:font-size-asian="10pt" style:font-size-complex="10pt"/>
    </style:style>
    <style:style style:name="T48_47" style:family="text">
      <style:text-properties fo:font-size="10pt" style:font-size-asian="10pt" style:font-size-complex="10pt"/>
    </style:style>
    <style:style style:name="T48_48" style:family="text">
      <style:text-properties fo:font-size="10pt" style:font-size-asian="10pt" style:font-size-complex="10pt"/>
    </style:style>
    <style:style style:name="T48_49" style:family="text">
      <style:text-properties fo:font-size="10pt" style:font-size-asian="10pt" style:font-size-complex="10pt"/>
    </style:style>
    <style:style style:name="T48_50" style:family="text">
      <style:text-properties fo:font-size="10pt" style:font-size-asian="10pt" style:font-size-complex="10pt"/>
    </style:style>
    <style:style style:name="T48_51" style:family="text">
      <style:text-properties fo:font-size="10pt" style:font-size-asian="10pt" style:font-size-complex="10pt"/>
    </style:style>
    <style:style style:name="T48_52" style:family="text">
      <style:text-properties fo:font-size="10pt" style:font-size-asian="10pt" style:font-size-complex="10pt"/>
    </style:style>
    <style:style style:name="T48_53" style:family="text">
      <style:text-properties fo:font-size="10pt" style:font-size-asian="10pt" style:font-size-complex="10pt"/>
    </style:style>
    <style:style style:name="T48_54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text-indent="1.27cm" fo:line-height="115%" style:writing-mode="lr-tb"/>
    </style:style>
    <style:style style:name="T49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9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9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font-size="10pt" style:font-size-asian="10pt" style:font-size-complex="10pt"/>
    </style:style>
    <style:style style:name="T50_2" style:family="text">
      <style:text-properties fo:font-size="10pt" style:font-size-asian="10pt" style:font-size-complex="10pt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T50_6" style:family="text">
      <style:text-properties fo:font-size="10pt" style:font-size-asian="10pt" style:font-size-complex="10pt"/>
    </style:style>
    <style:style style:name="T50_7" style:family="text">
      <style:text-properties fo:font-size="10pt" style:font-size-asian="10pt" style:font-size-complex="10pt"/>
    </style:style>
    <style:style style:name="T50_8" style:family="text">
      <style:text-properties fo:font-size="10pt" style:font-size-asian="10pt" style:font-size-complex="10pt"/>
    </style:style>
    <style:style style:name="T50_9" style:family="text">
      <style:text-properties fo:font-size="10pt" style:font-size-asian="10pt" style:font-size-complex="10pt"/>
    </style:style>
    <style:style style:name="T50_10" style:family="text">
      <style:text-properties fo:font-size="10pt" style:font-size-asian="10pt" style:font-size-complex="10pt"/>
    </style:style>
    <style:style style:name="T50_11" style:family="text">
      <style:text-properties fo:font-size="10pt" style:font-size-asian="10pt" style:font-size-complex="10pt"/>
    </style:style>
    <style:style style:name="T50_12" style:family="text">
      <style:text-properties fo:font-size="10pt" style:font-size-asian="10pt" style:font-size-complex="10pt"/>
    </style:style>
    <style:style style:name="T50_13" style:family="text">
      <style:text-properties fo:font-size="10pt" style:font-size-asian="10pt" style:font-size-complex="10pt"/>
    </style:style>
    <style:style style:name="T50_14" style:family="text">
      <style:text-properties fo:font-size="10pt" style:font-size-asian="10pt" style:font-size-complex="10pt"/>
    </style:style>
    <style:style style:name="T50_15" style:family="text">
      <style:text-properties fo:font-size="10pt" style:font-size-asian="10pt" style:font-size-complex="10pt"/>
    </style:style>
    <style:style style:name="T50_16" style:family="text">
      <style:text-properties fo:font-size="10pt" style:font-size-asian="10pt" style:font-size-complex="10pt"/>
    </style:style>
    <style:style style:name="T50_17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font-size="10pt" style:font-size-asian="10pt" style:font-size-complex="10pt"/>
    </style:style>
    <style:style style:name="T51_2" style:family="text">
      <style:text-properties fo:font-size="10pt" style:font-size-asian="10pt" style:font-size-complex="10pt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fo:font-size="10pt" style:font-size-asian="10pt" style:font-size-complex="10pt"/>
    </style:style>
    <style:style style:name="T51_8" style:family="text">
      <style:text-properties fo:font-size="10pt" style:font-size-asian="10pt" style:font-size-complex="10pt"/>
    </style:style>
    <style:style style:name="T51_9" style:family="text">
      <style:text-properties fo:font-size="10pt" style:font-size-asian="10pt" style:font-size-complex="10pt"/>
    </style:style>
    <style:style style:name="T51_10" style:family="text">
      <style:text-properties fo:font-size="10pt" style:font-size-asian="10pt" style:font-size-complex="10pt"/>
    </style:style>
    <style:style style:name="T51_11" style:family="text">
      <style:text-properties fo:font-size="10pt" style:font-size-asian="10pt" style:font-size-complex="10pt"/>
    </style:style>
    <style:style style:name="T51_12" style:family="text">
      <style:text-properties fo:font-size="10pt" style:font-size-asian="10pt" style:font-size-complex="10pt"/>
    </style:style>
    <style:style style:name="T51_13" style:family="text">
      <style:text-properties fo:font-size="10pt" style:font-size-asian="10pt" style:font-size-complex="10pt"/>
    </style:style>
    <style:style style:name="T51_14" style:family="text"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T52_13" style:family="text">
      <style:text-properties fo:font-size="10pt" style:font-size-asian="10pt" style:font-size-complex="10pt"/>
    </style:style>
    <style:style style:name="T52_14" style:family="text">
      <style:text-properties fo:font-size="10pt" style:font-size-asian="10pt" style:font-size-complex="10pt"/>
    </style:style>
    <style:style style:name="T52_15" style:family="text">
      <style:text-properties fo:font-size="10pt" style:font-size-asian="10pt" style:font-size-complex="10pt"/>
    </style:style>
    <style:style style:name="T52_16" style:family="text">
      <style:text-properties fo:font-size="10pt" style:font-size-asian="10pt" style:font-size-complex="10pt"/>
    </style:style>
    <style:style style:name="T52_17" style:family="text">
      <style:text-properties fo:font-size="10pt" style:font-size-asian="10pt" style:font-size-complex="10pt"/>
    </style:style>
    <style:style style:name="T52_18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T53_33" style:family="text">
      <style:text-properties fo:font-size="10pt" style:font-size-asian="10pt" style:font-size-complex="10pt"/>
    </style:style>
    <style:style style:name="T53_34" style:family="text">
      <style:text-properties fo:font-size="10pt" style:font-size-asian="10pt" style:font-size-complex="10pt"/>
    </style:style>
    <style:style style:name="T53_35" style:family="text">
      <style:text-properties fo:font-size="10pt" style:font-size-asian="10pt" style:font-size-complex="10pt"/>
    </style:style>
    <style:style style:name="T53_36" style:family="text">
      <style:text-properties fo:font-size="10pt" style:font-size-asian="10pt" style:font-size-complex="10pt"/>
    </style:style>
    <style:style style:name="T53_37" style:family="text">
      <style:text-properties fo:font-size="10pt" style:font-size-asian="10pt" style:font-size-complex="10pt"/>
    </style:style>
    <style:style style:name="T53_38" style:family="text">
      <style:text-properties fo:font-size="10pt" style:font-size-asian="10pt" style:font-size-complex="10pt"/>
    </style:style>
    <style:style style:name="T53_39" style:family="text">
      <style:text-properties fo:font-size="10pt" style:font-size-asian="10pt" style:font-size-complex="10pt"/>
    </style:style>
    <style:style style:name="T53_40" style:family="text">
      <style:text-properties fo:font-size="10pt" style:font-size-asian="10pt" style:font-size-complex="10pt"/>
    </style:style>
    <style:style style:name="T53_41" style:family="text">
      <style:text-properties fo:font-size="10pt" style:font-size-asian="10pt" style:font-size-complex="10pt"/>
    </style:style>
    <style:style style:name="T53_42" style:family="text">
      <style:text-properties fo:font-size="10pt" style:font-size-asian="10pt" style:font-size-complex="10pt"/>
    </style:style>
    <style:style style:name="T53_43" style:family="text">
      <style:text-properties fo:font-size="10pt" style:font-size-asian="10pt" style:font-size-complex="10pt"/>
    </style:style>
    <style:style style:name="T53_44" style:family="text">
      <style:text-properties fo:font-size="10pt" style:font-size-asian="10pt" style:font-size-complex="10pt"/>
    </style:style>
    <style:style style:name="T53_45" style:family="text">
      <style:text-properties fo:font-size="10pt" style:font-size-asian="10pt" style:font-size-complex="10pt"/>
    </style:style>
    <style:style style:name="T53_46" style:family="text">
      <style:text-properties fo:font-size="10pt" style:font-size-asian="10pt" style:font-size-complex="10pt"/>
    </style:style>
    <style:style style:name="T53_47" style:family="text">
      <style:text-properties fo:font-size="10pt" style:font-size-asian="10pt" style:font-size-complex="10pt"/>
    </style:style>
    <style:style style:name="T53_48" style:family="text">
      <style:text-properties fo:font-size="10pt" style:font-size-asian="10pt" style:font-size-complex="10pt"/>
    </style:style>
    <style:style style:name="T53_49" style:family="text">
      <style:text-properties fo:font-size="10pt" style:font-size-asian="10pt" style:font-size-complex="10pt"/>
    </style:style>
    <style:style style:name="T53_50" style:family="text">
      <style:text-properties fo:font-size="10pt" style:font-size-asian="10pt" style:font-size-complex="10pt"/>
    </style:style>
    <style:style style:name="T53_51" style:family="text">
      <style:text-properties fo:font-size="10pt" style:font-size-asian="10pt" style:font-size-complex="10pt"/>
    </style:style>
    <style:style style:name="T53_52" style:family="text">
      <style:text-properties fo:font-size="10pt" style:font-size-asian="10pt" style:font-size-complex="10pt"/>
    </style:style>
    <style:style style:name="T53_53" style:family="text">
      <style:text-properties fo:font-size="10pt" style:font-size-asian="10pt" style:font-size-complex="10pt"/>
    </style:style>
    <style:style style:name="T53_54" style:family="text">
      <style:text-properties fo:font-size="10pt" style:font-size-asian="10pt" style:font-size-complex="10pt"/>
    </style:style>
    <style:style style:name="T53_55" style:family="text">
      <style:text-properties fo:font-size="10pt" style:font-size-asian="10pt" style:font-size-complex="10pt"/>
    </style:style>
    <style:style style:name="T53_56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text-indent="1.27cm" fo:line-height="115%" fo:margin-left="0cm" style:writing-mode="lr-tb"/>
    </style:style>
    <style:style style:name="T55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text-indent="1.27cm" fo:line-height="115%" fo:margin-left="0cm" style:writing-mode="lr-tb"/>
    </style:style>
    <style:style style:name="T65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font-size="10pt" style:font-size-asian="10pt" style:font-size-complex="10pt"/>
    </style:style>
    <style:style style:name="T66_2" style:family="text">
      <style:text-properties fo:font-size="10pt" style:font-size-asian="10pt" style:font-size-complex="10pt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break-before="auto" fo:text-indent="1.27cm" fo:line-height="115%" fo:margin-left="0cm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break-before="auto" fo:text-indent="1.27cm" fo:line-height="115%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1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1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text-indent="1.27cm" fo:line-height="115%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4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4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text-indent="1.27cm" fo:line-height="115%" fo:margin-left="0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81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81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T90_9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break-before="auto" fo:text-indent="1.27cm" fo:line-height="115%" style:writing-mode="lr-tb"/>
    </style:style>
    <style:style style:name="T9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break-before="auto" fo:text-indent="1.27cm" fo:line-height="115%" style:writing-mode="lr-tb"/>
    </style:style>
    <style:style style:name="T9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6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6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T99_20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T101_13" style:family="text">
      <style:text-properties fo:font-size="10pt" style:font-size-asian="10pt" style:font-size-complex="10pt"/>
    </style:style>
    <style:style style:name="T101_14" style:family="text">
      <style:text-properties fo:font-size="10pt" style:font-size-asian="10pt" style:font-size-complex="10pt"/>
    </style:style>
    <style:style style:name="T101_15" style:family="text">
      <style:text-properties fo:font-size="10pt" style:font-size-asian="10pt" style:font-size-complex="10pt"/>
    </style:style>
    <style:style style:name="T101_16" style:family="text">
      <style:text-properties fo:font-size="10pt" style:font-size-asian="10pt" style:font-size-complex="10pt"/>
    </style:style>
    <style:style style:name="T101_17" style:family="text">
      <style:text-properties fo:font-size="10pt" style:font-size-asian="10pt" style:font-size-complex="10pt"/>
    </style:style>
    <style:style style:name="T101_18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text-indent="1.27cm" fo:line-height="115%" style:writing-mode="lr-tb"/>
    </style:style>
    <style:style style:name="T10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size="10pt" style:font-size-asian="10pt" style:font-size-complex="10pt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T108_5" style:family="text">
      <style:text-properties fo:font-size="10pt" style:font-size-asian="10pt" style:font-size-complex="10pt"/>
    </style:style>
    <style:style style:name="T108_6" style:family="text">
      <style:text-properties fo:font-size="10pt" style:font-size-asian="10pt" style:font-size-complex="10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break-before="auto" fo:text-indent="1.27cm" fo:line-height="115%" style:writing-mode="lr-tb"/>
    </style:style>
    <style:style style:name="T11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font-size="10pt" style:font-size-asian="10pt" style:font-size-complex="10pt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T112_14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fo:font-size="10pt" style:font-size-asian="10pt" style:font-size-complex="10pt"/>
    </style:style>
    <style:style style:name="T113_2" style:family="text">
      <style:text-properties fo:font-size="10pt" style:font-size-asian="10pt" style:font-size-complex="10pt"/>
    </style:style>
    <style:style style:name="T113_3" style:family="text">
      <style:text-properties fo:font-size="10pt" style:font-size-asian="10pt" style:font-size-complex="10pt"/>
    </style:style>
    <style:style style:name="T113_4" style:family="text">
      <style:text-properties fo:font-size="10pt" style:font-size-asian="10pt" style:font-size-complex="10pt"/>
    </style:style>
    <style:style style:name="T113_5" style:family="text">
      <style:text-properties fo:font-size="10pt" style:font-size-asian="10pt" style:font-size-complex="10pt"/>
    </style:style>
    <style:style style:name="T113_6" style:family="text">
      <style:text-properties fo:font-size="10pt" style:font-size-asian="10pt" style:font-size-complex="10pt"/>
    </style:style>
    <style:style style:name="T113_7" style:family="text">
      <style:text-properties fo:font-size="10pt" style:font-size-asian="10pt" style:font-size-complex="10pt"/>
    </style:style>
    <style:style style:name="T113_8" style:family="text">
      <style:text-properties fo:font-size="10pt" style:font-size-asian="10pt" style:font-size-complex="10pt"/>
    </style:style>
    <style:style style:name="T113_9" style:family="text">
      <style:text-properties fo:font-size="10pt" style:font-size-asian="10pt" style:font-size-complex="10pt"/>
    </style:style>
    <style:style style:name="T113_10" style:family="text">
      <style:text-properties fo:font-size="10pt" style:font-size-asian="10pt" style:font-size-complex="10pt"/>
    </style:style>
    <style:style style:name="T113_11" style:family="text">
      <style:text-properties fo:font-size="10pt" style:font-size-asian="10pt" style:font-size-complex="10pt"/>
    </style:style>
    <style:style style:name="T113_12" style:family="text">
      <style:text-properties fo:font-size="10pt" style:font-size-asian="10pt" style:font-size-complex="10pt"/>
    </style:style>
    <style:style style:name="T113_13" style:family="text">
      <style:text-properties fo:font-size="10pt" style:font-size-asian="10pt" style:font-size-complex="10pt"/>
    </style:style>
    <style:style style:name="T113_14" style:family="text">
      <style:text-properties fo:font-size="10pt" style:font-size-asian="10pt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T115_12" style:family="text">
      <style:text-properties fo:font-size="10pt" style:font-size-asian="10pt" style:font-size-complex="10pt"/>
    </style:style>
    <style:style style:name="T115_13" style:family="text">
      <style:text-properties fo:font-size="10pt" style:font-size-asian="10pt" style:font-size-complex="10pt"/>
    </style:style>
    <style:style style:name="T115_14" style:family="text">
      <style:text-properties fo:font-size="10pt" style:font-size-asian="10pt" style:font-size-complex="10pt"/>
    </style:style>
    <style:style style:name="T115_15" style:family="text">
      <style:text-properties fo:font-size="10pt" style:font-size-asian="10pt" style:font-size-complex="10pt"/>
    </style:style>
    <style:style style:name="T115_16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break-before="auto" fo:text-indent="1.27cm" fo:line-height="115%" style:writing-mode="lr-tb"/>
    </style:style>
    <style:style style:name="T11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6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16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/>
    </style:style>
    <style:style style:name="T118_5" style:family="text">
      <style:text-properties fo:font-size="10pt" style:font-size-asian="10pt" style:font-size-complex="10pt"/>
    </style:style>
    <style:style style:name="T118_6" style:family="text">
      <style:text-properties fo:font-size="10pt" style:font-size-asian="10pt" style:font-size-complex="10pt"/>
    </style:style>
    <style:style style:name="T118_7" style:family="text">
      <style:text-properties fo:font-size="10pt" style:font-size-asian="10pt" style:font-size-complex="10pt"/>
    </style:style>
    <style:style style:name="T118_8" style:family="text">
      <style:text-properties fo:font-size="10pt" style:font-size-asian="10pt" style:font-size-complex="10pt"/>
    </style:style>
    <style:style style:name="T118_9" style:family="text">
      <style:text-properties fo:font-size="10pt" style:font-size-asian="10pt" style:font-size-complex="10pt"/>
    </style:style>
    <style:style style:name="T118_10" style:family="text">
      <style:text-properties fo:font-size="10pt" style:font-size-asian="10pt" style:font-size-complex="10pt"/>
    </style:style>
    <style:style style:name="T118_11" style:family="text">
      <style:text-properties fo:font-size="10pt" style:font-size-asian="10pt" style:font-size-complex="10pt"/>
    </style:style>
    <style:style style:name="T118_12" style:family="text">
      <style:text-properties fo:font-size="10pt" style:font-size-asian="10pt" style:font-size-complex="10pt"/>
    </style:style>
    <style:style style:name="T118_13" style:family="text">
      <style:text-properties fo:font-size="10pt" style:font-size-asian="10pt" style:font-size-complex="10pt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G</text:span><text:span text:style-name="T1_2">2</text:span><text:span text:style-name="T1_3">D</text:span></text:p>
      <text:p text:style-name="P2"><text:span text:style-name="T2_1">Image</text:span><text:span text:style-name="T2_2"><text:s/></text:span><text:span text:style-name="T2_3">creation</text:span></text:p>
      <text:list text:style-name="LS1" xml:id="list0">
        <text:list-item>
          <text:p text:style-name="P3"><text:span text:style-name="T3_1">g</text:span><text:span text:style-name="T3_2">2</text:span><text:span text:style-name="T3_3">d</text:span><text:span text:style-name="T3_4">.</text:span><text:span text:style-name="T3_5">create</text:span><text:span text:style-name="T3_6">_</text:span><text:span text:style-name="T3_7">image</text:span><text:span text:style-name="T3_8">(</text:span><text:span text:style-name="T3_9">format</text:span><text:span text:style-name="T3_10">,</text:span><text:span text:style-name="T3_11">width</text:span><text:span text:style-name="T3_12">,</text:span><text:span text:style-name="T3_13">height</text:span><text:span text:style-name="T3_14">)<text:s/>-&gt;<text:s/></text:span><text:span text:style-name="T3_15">image</text:span></text:p>
        </text:list-item>
        <text:list-item>
          <text:p text:style-name="P4"><text:span text:style-name="T4_1">g</text:span><text:span text:style-name="T4_2">2</text:span><text:span text:style-name="T4_3">d</text:span><text:span text:style-name="T4_4">.</text:span><text:span text:style-name="T4_5">create</text:span><text:span text:style-name="T4_6">_</text:span><text:span text:style-name="T4_7">sub</text:span><text:span text:style-name="T4_8">_</text:span><text:span text:style-name="T4_9">image</text:span><text:span text:style-name="T4_10">(</text:span><text:span text:style-name="T4_11">image</text:span><text:span text:style-name="T4_12">,<text:s/></text:span><text:span text:style-name="T4_13">x</text:span><text:span text:style-name="T4_14">0,<text:s/></text:span><text:span text:style-name="T4_15">y</text:span><text:span text:style-name="T4_16">0,<text:s/></text:span><text:span text:style-name="T4_17">x</text:span><text:span text:style-name="T4_18">1,<text:s/></text:span><text:span text:style-name="T4_19">y</text:span><text:span text:style-name="T4_20">1)<text:s/>-&gt;<text:s/></text:span><text:span text:style-name="T4_21">image</text:span></text:p>
        </text:list-item>
        <text:list-item>
          <text:p text:style-name="P5"><text:span text:style-name="T5_1">g</text:span><text:span text:style-name="T5_2">2</text:span><text:span text:style-name="T5_3">d</text:span><text:span text:style-name="T5_4">.</text:span><text:span text:style-name="T5_5">create</text:span><text:span text:style-name="T5_6">_</text:span><text:span text:style-name="T5_7">image</text:span><text:span text:style-name="T5_8">_</text:span><text:span text:style-name="T5_9">from</text:span><text:span text:style-name="T5_10">_</text:span><text:span text:style-name="T5_11">png</text:span><text:span text:style-name="T5_12">(</text:span><text:span text:style-name="T5_13">filename</text:span><text:span text:style-name="T5_14">)<text:s/>-&gt;<text:s/></text:span><text:span text:style-name="T5_15">image</text:span></text:p>
        </text:list-item>
        <text:list-item>
          <text:p text:style-name="P6"><text:span text:style-name="T6_1">g</text:span><text:span text:style-name="T6_2">2</text:span><text:span text:style-name="T6_3">d</text:span><text:span text:style-name="T6_4">.</text:span><text:span text:style-name="T6_5">create</text:span><text:span text:style-name="T6_6">_</text:span><text:span text:style-name="T6_7">png</text:span><text:span text:style-name="T6_8">_</text:span><text:span text:style-name="T6_9">from</text:span><text:span text:style-name="T6_10">_</text:span><text:span text:style-name="T6_11">image</text:span><text:span text:style-name="T6_12">(</text:span><text:span text:style-name="T6_13">image</text:span><text:span text:style-name="T6_14">,<text:s/></text:span><text:span text:style-name="T6_15">filename</text:span><text:span text:style-name="T6_16">)</text:span></text:p>
        </text:list-item>
      </text:list>
      <text:p text:style-name="P7"><text:span text:style-name="T7_1">Context</text:span><text:span text:style-name="T7_2"><text:s/></text:span><text:span text:style-name="T7_3">creation</text:span></text:p>
      <text:list text:style-name="LS1" xml:id="list4">
        <text:list-item>
          <text:p text:style-name="P8"><text:span text:style-name="T8_1">g</text:span><text:span text:style-name="T8_2">2</text:span><text:span text:style-name="T8_3">d</text:span><text:span text:style-name="T8_4">.</text:span><text:span text:style-name="T8_5">create</text:span><text:span text:style-name="T8_6">_</text:span><text:span text:style-name="T8_7">context</text:span><text:span text:style-name="T8_8">(</text:span><text:span text:style-name="T8_9">image</text:span><text:span text:style-name="T8_10">)<text:s/>-&gt;<text:s/></text:span><text:span text:style-name="T8_11">context</text:span></text:p>
        </text:list-item>
      </text:list>
      <text:p text:style-name="P9"><text:span text:style-name="T9_1">Matrix</text:span><text:span text:style-name="T9_2"><text:s/></text:span><text:span text:style-name="T9_3">creation</text:span></text:p>
      <text:list text:style-name="LS1" xml:id="list5">
        <text:list-item>
          <text:p text:style-name="P10"><text:span text:style-name="T10_1">g</text:span><text:span text:style-name="T10_2">2</text:span><text:span text:style-name="T10_3">d</text:span><text:span text:style-name="T10_4">.</text:span><text:span text:style-name="T10_5">create</text:span><text:span text:style-name="T10_6">_</text:span><text:span text:style-name="T10_7">matrix</text:span><text:span text:style-name="T10_8">([</text:span><text:span text:style-name="T10_9">xx</text:span><text:span text:style-name="T10_10">,<text:s/></text:span><text:span text:style-name="T10_11">yx</text:span><text:span text:style-name="T10_12">,<text:s/></text:span><text:span text:style-name="T10_13">xy</text:span><text:span text:style-name="T10_14">,<text:s/></text:span><text:span text:style-name="T10_15">yy</text:span><text:span text:style-name="T10_16">,<text:s/></text:span><text:span text:style-name="T10_17">x</text:span><text:span text:style-name="T10_18">0,<text:s/></text:span><text:span text:style-name="T10_19">y</text:span><text:span text:style-name="T10_20">0])<text:s/>-&gt;<text:s/></text:span><text:span text:style-name="T10_21">matrix</text:span></text:p>
        </text:list-item>
      </text:list>
      <text:p text:style-name="P11"><text:span text:style-name="T11_1">Source</text:span><text:span text:style-name="T11_2"><text:s/></text:span><text:span text:style-name="T11_3">creation</text:span></text:p>
      <text:list text:style-name="LS1" xml:id="list6">
        <text:list-item>
          <text:p text:style-name="P12"><text:span text:style-name="T12_1">g</text:span><text:span text:style-name="T12_2">2</text:span><text:span text:style-name="T12_3">d</text:span><text:span text:style-name="T12_4">.</text:span><text:span text:style-name="T12_5">create</text:span><text:span text:style-name="T12_6">_</text:span><text:span text:style-name="T12_7">source</text:span><text:span text:style-name="T12_8">_</text:span><text:span text:style-name="T12_9">color</text:span><text:span text:style-name="T12_10">(</text:span><text:span text:style-name="T12_11">r</text:span><text:span text:style-name="T12_12">,<text:s/></text:span><text:span text:style-name="T12_13">g</text:span><text:span text:style-name="T12_14">,<text:s/></text:span><text:span text:style-name="T12_15">b</text:span><text:span text:style-name="T12_16">[,<text:s/></text:span><text:span text:style-name="T12_17">a</text:span><text:span text:style-name="T12_18">])<text:s/>-&gt;<text:s/></text:span><text:span text:style-name="T12_19">source</text:span></text:p>
        </text:list-item>
        <text:list-item>
          <text:p text:style-name="P13"><text:span text:style-name="T13_1">g</text:span><text:span text:style-name="T13_2">2</text:span><text:span text:style-name="T13_3">d</text:span><text:span text:style-name="T13_4">.</text:span><text:span text:style-name="T13_5">create</text:span><text:span text:style-name="T13_6">_</text:span><text:span text:style-name="T13_7">source</text:span><text:span text:style-name="T13_8">_</text:span><text:span text:style-name="T13_9">linear</text:span><text:span text:style-name="T13_10">_</text:span><text:span text:style-name="T13_11">gradient</text:span><text:span text:style-name="T13_12">(</text:span><text:span text:style-name="T13_13">x</text:span><text:span text:style-name="T13_14">0,<text:s/></text:span><text:span text:style-name="T13_15">y</text:span><text:span text:style-name="T13_16">0,<text:s/></text:span><text:span text:style-name="T13_17">x</text:span><text:span text:style-name="T13_18">1,<text:s/></text:span><text:span text:style-name="T13_19">y</text:span><text:span text:style-name="T13_20">1)<text:s/>-&gt;<text:s/></text:span><text:span text:style-name="T13_21">source</text:span></text:p>
        </text:list-item>
        <text:list-item>
          <text:p text:style-name="P14"><text:span text:style-name="T14_1">g</text:span><text:span text:style-name="T14_2">2</text:span><text:span text:style-name="T14_3">d</text:span><text:span text:style-name="T14_4">.</text:span><text:span text:style-name="T14_5">create</text:span><text:span text:style-name="T14_6">_</text:span><text:span text:style-name="T14_7">source</text:span><text:span text:style-name="T14_8">_</text:span><text:span text:style-name="T14_9">radial</text:span><text:span text:style-name="T14_10">_</text:span><text:span text:style-name="T14_11">gradient</text:span><text:span text:style-name="T14_12">(</text:span><text:span text:style-name="T14_13">cx</text:span><text:span text:style-name="T14_14">0,<text:s/></text:span><text:span text:style-name="T14_15">cy</text:span><text:span text:style-name="T14_16">0,<text:s/></text:span><text:span text:style-name="T14_17">r</text:span><text:span text:style-name="T14_18">0,<text:s/></text:span><text:span text:style-name="T14_19">cx</text:span><text:span text:style-name="T14_20">1,<text:s/></text:span><text:span text:style-name="T14_21">cy</text:span><text:span text:style-name="T14_22">1,<text:s/></text:span><text:span text:style-name="T14_23">r</text:span><text:span text:style-name="T14_24">1)<text:s/>-&gt;<text:s/></text:span><text:span text:style-name="T14_25">source</text:span></text:p>
        </text:list-item>
        <text:list-item>
          <text:p text:style-name="P15"><text:span text:style-name="T15_1">g</text:span><text:span text:style-name="T15_2">2</text:span><text:span text:style-name="T15_3">d</text:span><text:span text:style-name="T15_4">.</text:span><text:span text:style-name="T15_5">create</text:span><text:span text:style-name="T15_6">_</text:span><text:span text:style-name="T15_7">source</text:span><text:span text:style-name="T15_8">_</text:span><text:span text:style-name="T15_9">mesh</text:span><text:span text:style-name="T15_10">_</text:span><text:span text:style-name="T15_11">gradient</text:span><text:span text:style-name="T15_12">()<text:s/>-&gt;<text:s/></text:span><text:span text:style-name="T15_13">source</text:span></text:p>
        </text:list-item>
        <text:list-item>
          <text:p text:style-name="P16"><text:span text:style-name="T16_1">g</text:span><text:span text:style-name="T16_2">2</text:span><text:span text:style-name="T16_3">d</text:span><text:span text:style-name="T16_4">.</text:span><text:span text:style-name="T16_5">create</text:span><text:span text:style-name="T16_6">_</text:span><text:span text:style-name="T16_7">source</text:span><text:span text:style-name="T16_8">_</text:span><text:span text:style-name="T16_9">image</text:span><text:span text:style-name="T16_10">(</text:span><text:span text:style-name="T16_11">image</text:span><text:span text:style-name="T16_12">)<text:s/>-&gt;<text:s/></text:span><text:span text:style-name="T16_13">source</text:span></text:p>
        </text:list-item>
      </text:list>
      <text:p text:style-name="P17"><text:span text:style-name="T17_1">Utilities</text:span></text:p>
      <text:list text:style-name="LS1" xml:id="list11">
        <text:list-item>
          <text:p text:style-name="P18"><text:span text:style-name="T18_1">g</text:span><text:span text:style-name="T18_2">2</text:span><text:span text:style-name="T18_3">d</text:span><text:span text:style-name="T18_4">.</text:span><text:span text:style-name="T18_5">image</text:span><text:span text:style-name="T18_6">_</text:span><text:span text:style-name="T18_7">convolution</text:span><text:span text:style-name="T18_8">(</text:span><text:span text:style-name="T18_9">image</text:span><text:span text:style-name="T18_10">,<text:s/></text:span><text:span text:style-name="T18_11">convolution</text:span><text:span text:style-name="T18_12">_</text:span><text:span text:style-name="T18_13">filter</text:span><text:span text:style-name="T18_14">)</text:span></text:p>
        </text:list-item>
        <text:list-item>
          <text:p text:style-name="P19"><text:span text:style-name="T19_1">g</text:span><text:span text:style-name="T19_2">2</text:span><text:span text:style-name="T19_3">d</text:span><text:span text:style-name="T19_4">.</text:span><text:span text:style-name="T19_5">text</text:span><text:span text:style-name="T19_6">_</text:span><text:span text:style-name="T19_7">extents</text:span><text:span text:style-name="T19_8">(</text:span><text:span text:style-name="T19_9">text</text:span><text:span text:style-name="T19_10">,<text:s/></text:span><text:span text:style-name="T19_11">face</text:span><text:span text:style-name="T19_12">,<text:s/></text:span><text:span text:style-name="T19_13">size</text:span><text:span text:style-name="T19_14">[,<text:s/></text:span><text:span text:style-name="T19_15">bold</text:span><text:span text:style-name="T19_16">,<text:s/></text:span><text:span text:style-name="T19_17">italic</text:span><text:span text:style-name="T19_18">,<text:s/></text:span><text:span text:style-name="T19_19">underline</text:span><text:span text:style-name="T19_20">,<text:s/></text:span><text:span text:style-name="T19_21">strikeout</text:span><text:span text:style-name="T19_22">])<text:s/>-&gt;<text:s/></text:span><text:span text:style-name="T19_23">width</text:span><text:span text:style-name="T19_24">,<text:s/></text:span><text:span text:style-name="T19_25">height</text:span><text:span text:style-name="T19_26">,<text:s/></text:span><text:span text:style-name="T19_27">ascent</text:span><text:span text:style-name="T19_28">,<text:s/></text:span><text:span text:style-name="T19_29">descent</text:span><text:span text:style-name="T19_30">,<text:s/></text:span><text:span text:style-name="T19_31">internal</text:span><text:span text:style-name="T19_32">_</text:span><text:span text:style-name="T19_33">leading</text:span><text:span text:style-name="T19_34">,<text:s/></text:span><text:span text:style-name="T19_35">external</text:span><text:span text:style-name="T19_36">_</text:span><text:span text:style-name="T19_37">leading</text:span></text:p>
        </text:list-item>
      </text:list>
      <text:p text:style-name="P20"/>
      <text:p text:style-name="P21"><text:span text:style-name="T21_1">IMAGE</text:span></text:p>
      <text:p text:style-name="P22"><text:span text:style-name="T22_1">Header</text:span><text:span text:style-name="T22_2"><text:s/></text:span><text:span text:style-name="T22_3">data</text:span></text:p>
      <text:list text:style-name="LS2" xml:id="list13">
        <text:list-item>
          <text:p text:style-name="P23"><text:span text:style-name="T23_1">image</text:span><text:span text:style-name="T23_2">:</text:span><text:span text:style-name="T23_3">get</text:span><text:span text:style-name="T23_4">_</text:span><text:span text:style-name="T23_5">width</text:span><text:span text:style-name="T23_6">()<text:s/>-&gt;<text:s/></text:span><text:span text:style-name="T23_7">width</text:span></text:p>
        </text:list-item>
        <text:list-item>
          <text:p text:style-name="P24"><text:span text:style-name="T24_1">image</text:span><text:span text:style-name="T24_2">:</text:span><text:span text:style-name="T24_3">get</text:span><text:span text:style-name="T24_4">_</text:span><text:span text:style-name="T24_5">height</text:span><text:span text:style-name="T24_6">()<text:s/>-&gt;<text:s/></text:span><text:span text:style-name="T24_7">height</text:span></text:p>
        </text:list-item>
        <text:list-item>
          <text:p text:style-name="P25"><text:span text:style-name="T25_1">image</text:span><text:span text:style-name="T25_2">:</text:span><text:span text:style-name="T25_3">get</text:span><text:span text:style-name="T25_4">_</text:span><text:span text:style-name="T25_5">format</text:span><text:span text:style-name="T25_6">()<text:s/>-&gt;<text:s/></text:span><text:span text:style-name="T25_7">format</text:span></text:p>
        </text:list-item>
      </text:list>
      <text:p text:style-name="P26"><text:span text:style-name="T26_1">Pixel</text:span><text:span text:style-name="T26_2"><text:s/></text:span><text:span text:style-name="T26_3">data</text:span></text:p>
      <text:list text:style-name="LS2" xml:id="list16">
        <text:list-item>
          <text:p text:style-name="P27"><text:span text:style-name="T27_1">image</text:span><text:span text:style-name="T27_2">:</text:span><text:span text:style-name="T27_3">get</text:span><text:span text:style-name="T27_4">_</text:span><text:span text:style-name="T27_5">data</text:span><text:span text:style-name="T27_6">(</text:span><text:span text:style-name="T27_7">x</text:span><text:span text:style-name="T27_8">0,<text:s/></text:span><text:span text:style-name="T27_9">y</text:span><text:span text:style-name="T27_10">0,<text:s/></text:span><text:span text:style-name="T27_11">x</text:span><text:span text:style-name="T27_12">1,<text:s/></text:span><text:span text:style-name="T27_13">y</text:span><text:span text:style-name="T27_14">1)<text:s/>-&gt;<text:s/></text:span><text:span text:style-name="T27_15">pixels</text:span></text:p>
        </text:list-item>
        <text:list-item>
          <text:p text:style-name="P28"><text:span text:style-name="T28_1">image</text:span><text:span text:style-name="T28_2">:</text:span><text:span text:style-name="T28_3">set</text:span><text:span text:style-name="T28_4">_</text:span><text:span text:style-name="T28_5">data</text:span><text:span text:style-name="T28_6">(</text:span><text:span text:style-name="T28_7">x</text:span><text:span text:style-name="T28_8">0,<text:s/></text:span><text:span text:style-name="T28_9">y</text:span><text:span text:style-name="T28_10">0,<text:s/></text:span><text:span text:style-name="T28_11">x</text:span><text:span text:style-name="T28_12">1,<text:s/></text:span><text:span text:style-name="T28_13">y</text:span><text:span text:style-name="T28_14">1,<text:s/></text:span><text:span text:style-name="T28_15">pixels</text:span><text:span text:style-name="T28_16">)</text:span></text:p>
        </text:list-item>
      </text:list>
      <text:p text:style-name="P29"/>
      <text:p text:style-name="P30"><text:span text:style-name="T30_1">MATRIX</text:span></text:p>
      <text:p text:style-name="P31"><text:span text:style-name="T31_1">Data</text:span></text:p>
      <text:list text:style-name="LS3" xml:id="list18">
        <text:list-item>
          <text:p text:style-name="P32"><text:span text:style-name="T32_1">matrix</text:span><text:span text:style-name="T32_2">:</text:span><text:span text:style-name="T32_3">get</text:span><text:span text:style-name="T32_4">_</text:span><text:span text:style-name="T32_5">data</text:span><text:span text:style-name="T32_6">()<text:s/>-&gt;<text:s/></text:span><text:span text:style-name="T32_7">xx</text:span><text:span text:style-name="T32_8">,<text:s/></text:span><text:span text:style-name="T32_9">yx</text:span><text:span text:style-name="T32_10">,<text:s/></text:span><text:span text:style-name="T32_11">xy</text:span><text:span text:style-name="T32_12">,<text:s/></text:span><text:span text:style-name="T32_13">yy</text:span><text:span text:style-name="T32_14">,<text:s/></text:span><text:span text:style-name="T32_15">x</text:span><text:span text:style-name="T32_16">0,<text:s/></text:span><text:span text:style-name="T32_17">y</text:span><text:span text:style-name="T32_18">0</text:span></text:p>
        </text:list-item>
        <text:list-item>
          <text:p text:style-name="P33"><text:span text:style-name="T33_1">matrix</text:span><text:span text:style-name="T33_2">:</text:span><text:span text:style-name="T33_3">set</text:span><text:span text:style-name="T33_4">_</text:span><text:span text:style-name="T33_5">data</text:span><text:span text:style-name="T33_6">(</text:span><text:span text:style-name="T33_7">xx</text:span><text:span text:style-name="T33_8">,<text:s/></text:span><text:span text:style-name="T33_9">yx</text:span><text:span text:style-name="T33_10">,<text:s/></text:span><text:span text:style-name="T33_11">xy</text:span><text:span text:style-name="T33_12">,<text:s/></text:span><text:span text:style-name="T33_13">yy</text:span><text:span text:style-name="T33_14">,<text:s/></text:span><text:span text:style-name="T33_15">x</text:span><text:span text:style-name="T33_16">0,<text:s/></text:span><text:span text:style-name="T33_17">y</text:span><text:span text:style-name="T33_18">0)</text:span></text:p>
        </text:list-item>
      </text:list>
      <text:p text:style-name="P34"><text:span text:style-name="T34_1">Manipulation</text:span></text:p>
      <text:list text:style-name="LS3" xml:id="list20">
        <text:list-item>
          <text:p text:style-name="P35"><text:span text:style-name="T35_1">matrix</text:span><text:span text:style-name="T35_2">:</text:span><text:span text:style-name="T35_3">identify</text:span><text:span text:style-name="T35_4">()</text:span></text:p>
        </text:list-item>
        <text:list-item>
          <text:p text:style-name="P36"><text:span text:style-name="T36_1">matrix</text:span><text:span text:style-name="T36_2">:</text:span><text:span text:style-name="T36_3">invert</text:span><text:span text:style-name="T36_4">()</text:span></text:p>
        </text:list-item>
        <text:list-item>
          <text:p text:style-name="P37"><text:span text:style-name="T37_1">matrix</text:span><text:span text:style-name="T37_2">:</text:span><text:span text:style-name="T37_3">multiply</text:span><text:span text:style-name="T37_4">(</text:span><text:span text:style-name="T37_5">xx</text:span><text:span text:style-name="T37_6">,<text:s/></text:span><text:span text:style-name="T37_7">yx</text:span><text:span text:style-name="T37_8">,<text:s/></text:span><text:span text:style-name="T37_9">xy</text:span><text:span text:style-name="T37_10">,<text:s/></text:span><text:span text:style-name="T37_11">yy</text:span><text:span text:style-name="T37_12">,<text:s/></text:span><text:span text:style-name="T37_13">x</text:span><text:span text:style-name="T37_14">0,<text:s/></text:span><text:span text:style-name="T37_15">y</text:span><text:span text:style-name="T37_16">0)</text:span></text:p>
        </text:list-item>
        <text:list-item>
          <text:p text:style-name="P38"><text:span text:style-name="T38_1">matrix</text:span><text:span text:style-name="T38_2">:</text:span><text:span text:style-name="T38_3">translate</text:span><text:span text:style-name="T38_4">(</text:span><text:span text:style-name="T38_5">x</text:span><text:span text:style-name="T38_6">,<text:s/></text:span><text:span text:style-name="T38_7">y</text:span><text:span text:style-name="T38_8">)</text:span></text:p>
        </text:list-item>
        <text:list-item>
          <text:p text:style-name="P39"><text:span text:style-name="T39_1">matrix</text:span><text:span text:style-name="T39_2">:</text:span><text:span text:style-name="T39_3">scale</text:span><text:span text:style-name="T39_4">(</text:span><text:span text:style-name="T39_5">x</text:span><text:span text:style-name="T39_6">,<text:s/></text:span><text:span text:style-name="T39_7">y</text:span><text:span text:style-name="T39_8">)</text:span></text:p>
        </text:list-item>
        <text:list-item>
          <text:p text:style-name="P40"><text:span text:style-name="T40_1">matrix</text:span><text:span text:style-name="T40_2">:</text:span><text:span text:style-name="T40_3">rotate</text:span><text:span text:style-name="T40_4">(</text:span><text:span text:style-name="T40_5">angle</text:span><text:span text:style-name="T40_6">)</text:span></text:p>
        </text:list-item>
        <text:list-item>
          <text:p text:style-name="P41"><text:span text:style-name="T41_1">matrix</text:span><text:span text:style-name="T41_2">:</text:span><text:span text:style-name="T41_3">shear</text:span><text:span text:style-name="T41_4">(</text:span><text:span text:style-name="T41_5">x</text:span><text:span text:style-name="T41_6">,<text:s/></text:span><text:span text:style-name="T41_7">y</text:span><text:span text:style-name="T41_8">)</text:span></text:p>
        </text:list-item>
      </text:list>
      <text:p text:style-name="P42"><text:span text:style-name="T42_1">Usage</text:span></text:p>
      <text:list text:style-name="LS3" xml:id="list27">
        <text:list-item>
          <text:p text:style-name="P43"><text:span text:style-name="T43_1">matrix</text:span><text:span text:style-name="T43_2">:</text:span><text:span text:style-name="T43_3">transform</text:span><text:span text:style-name="T43_4">(</text:span><text:span text:style-name="T43_5">x</text:span><text:span text:style-name="T43_6">,<text:s/></text:span><text:span text:style-name="T43_7">y</text:span><text:span text:style-name="T43_8">)<text:s/>-&gt;<text:s/></text:span><text:span text:style-name="T43_9">x</text:span><text:span text:style-name="T43_10">,<text:s/></text:span><text:span text:style-name="T43_11">y</text:span></text:p>
        </text:list-item>
      </text:list>
      <text:p text:style-name="P44"/>
      <text:p text:style-name="P45"><text:span text:style-name="T45_1">SOURCE</text:span></text:p>
      <text:p text:style-name="P46"><text:span text:style-name="T46_1">Add</text:span><text:span text:style-name="T46_2"><text:s/></text:span><text:span text:style-name="T46_3">data</text:span></text:p>
      <text:list text:style-name="LS4" xml:id="list28">
        <text:list-item>
          <text:p text:style-name="P47"><text:span text:style-name="T47_1">source</text:span><text:span text:style-name="T47_2">:</text:span><text:span text:style-name="T47_3">add</text:span><text:span text:style-name="T47_4">_</text:span><text:span text:style-name="T47_5">color</text:span><text:span text:style-name="T47_6">(</text:span><text:span text:style-name="T47_7">pct</text:span><text:span text:style-name="T47_8">,<text:s/></text:span><text:span text:style-name="T47_9">r</text:span><text:span text:style-name="T47_10">,<text:s/></text:span><text:span text:style-name="T47_11">g</text:span><text:span text:style-name="T47_12">,<text:s/></text:span><text:span text:style-name="T47_13">b</text:span><text:span text:style-name="T47_14">[,<text:s/></text:span><text:span text:style-name="T47_15">a</text:span><text:span text:style-name="T47_16">])</text:span></text:p>
        </text:list-item>
        <text:list-item>
          <text:p text:style-name="P48"><text:span text:style-name="T48_1">source</text:span><text:span text:style-name="T48_2">:</text:span><text:span text:style-name="T48_3">add</text:span><text:span text:style-name="T48_4">_</text:span><text:span text:style-name="T48_5">mesh</text:span><text:span text:style-name="T48_6">(</text:span><text:span text:style-name="T48_7">x</text:span><text:span text:style-name="T48_8">0,<text:s/></text:span><text:span text:style-name="T48_9">y</text:span><text:span text:style-name="T48_10">0,<text:s/></text:span><text:span text:style-name="T48_11">r</text:span><text:span text:style-name="T48_12">0,<text:s/></text:span><text:span text:style-name="T48_13">g</text:span><text:span text:style-name="T48_14">0,<text:s/></text:span><text:span text:style-name="T48_15">b</text:span><text:span text:style-name="T48_16">0,<text:s/></text:span><text:span text:style-name="T48_17">a</text:span><text:span text:style-name="T48_18">0,<text:s/></text:span><text:span text:style-name="T48_19">x</text:span><text:span text:style-name="T48_20">1,<text:s/></text:span><text:span text:style-name="T48_21">y</text:span><text:span text:style-name="T48_22">1,<text:s/></text:span><text:span text:style-name="T48_23">r</text:span><text:span text:style-name="T48_24">1,<text:s/></text:span><text:span text:style-name="T48_25">g</text:span><text:span text:style-name="T48_26">1,<text:s/></text:span><text:span text:style-name="T48_27">b</text:span><text:span text:style-name="T48_28">1,<text:s/></text:span><text:span text:style-name="T48_29">a</text:span><text:span text:style-name="T48_30">1,<text:s/></text:span><text:span text:style-name="T48_31">x</text:span><text:span text:style-name="T48_32">2,<text:s/></text:span><text:span text:style-name="T48_33">y</text:span><text:span text:style-name="T48_34">2,<text:s/></text:span><text:span text:style-name="T48_35">r</text:span><text:span text:style-name="T48_36">2,<text:s/></text:span><text:span text:style-name="T48_37">g</text:span><text:span text:style-name="T48_38">2,<text:s/></text:span><text:span text:style-name="T48_39">b</text:span><text:span text:style-name="T48_40">2,<text:s/></text:span><text:span text:style-name="T48_41">a</text:span><text:span text:style-name="T48_42">2[,<text:s/></text:span><text:span text:style-name="T48_43">x</text:span><text:span text:style-name="T48_44">3,<text:s/></text:span><text:span text:style-name="T48_45">y</text:span><text:span text:style-name="T48_46">3,<text:s/></text:span><text:span text:style-name="T48_47">r</text:span><text:span text:style-name="T48_48">3,<text:s/></text:span><text:span text:style-name="T48_49">g</text:span><text:span text:style-name="T48_50">3,<text:s/></text:span><text:span text:style-name="T48_51">b</text:span><text:span text:style-name="T48_52">3,<text:s/></text:span><text:span text:style-name="T48_53">a</text:span><text:span text:style-name="T48_54">3])</text:span></text:p>
        </text:list-item>
      </text:list>
      <text:p text:style-name="P49"><text:span text:style-name="T49_1">Get</text:span><text:span text:style-name="T49_2"><text:s/></text:span><text:span text:style-name="T49_3">data</text:span></text:p>
      <text:list text:style-name="LS4" xml:id="list30">
        <text:list-item>
          <text:p text:style-name="P50"><text:span text:style-name="T50_1">source</text:span><text:span text:style-name="T50_2">:</text:span><text:span text:style-name="T50_3">get</text:span><text:span text:style-name="T50_4">_</text:span><text:span text:style-name="T50_5">color</text:span><text:span text:style-name="T50_6">([</text:span><text:span text:style-name="T50_7">index</text:span><text:span text:style-name="T50_8">])<text:s/>-&gt;<text:s/>[</text:span><text:span text:style-name="T50_9">pct</text:span><text:span text:style-name="T50_10">,<text:s/>]</text:span><text:span text:style-name="T50_11">r</text:span><text:span text:style-name="T50_12">,<text:s/></text:span><text:span text:style-name="T50_13">g</text:span><text:span text:style-name="T50_14">,<text:s/></text:span><text:span text:style-name="T50_15">b</text:span><text:span text:style-name="T50_16">,<text:s/></text:span><text:span text:style-name="T50_17">a</text:span></text:p>
        </text:list-item>
        <text:list-item>
          <text:p text:style-name="P51"><text:span text:style-name="T51_1">source</text:span><text:span text:style-name="T51_2">:</text:span><text:span text:style-name="T51_3">get</text:span><text:span text:style-name="T51_4">_</text:span><text:span text:style-name="T51_5">points</text:span><text:span text:style-name="T51_6">()<text:s/>-&gt;<text:s/></text:span><text:span text:style-name="T51_7">x</text:span><text:span text:style-name="T51_8">0,<text:s/></text:span><text:span text:style-name="T51_9">y</text:span><text:span text:style-name="T51_10">0,<text:s/></text:span><text:span text:style-name="T51_11">x</text:span><text:span text:style-name="T51_12">1,<text:s/></text:span><text:span text:style-name="T51_13">y</text:span><text:span text:style-name="T51_14">1</text:span></text:p>
        </text:list-item>
        <text:list-item>
          <text:p text:style-name="P52"><text:span text:style-name="T52_1">source</text:span><text:span text:style-name="T52_2">:</text:span><text:span text:style-name="T52_3">get</text:span><text:span text:style-name="T52_4">_</text:span><text:span text:style-name="T52_5">circles</text:span><text:span text:style-name="T52_6">()<text:s/>-&gt;<text:s/></text:span><text:span text:style-name="T52_7">cx</text:span><text:span text:style-name="T52_8">0,<text:s/></text:span><text:span text:style-name="T52_9">cy</text:span><text:span text:style-name="T52_10">0,<text:s/></text:span><text:span text:style-name="T52_11">r</text:span><text:span text:style-name="T52_12">0,<text:s/></text:span><text:span text:style-name="T52_13">cx</text:span><text:span text:style-name="T52_14">1,<text:s/></text:span><text:span text:style-name="T52_15">cy</text:span><text:span text:style-name="T52_16">1,<text:s/></text:span><text:span text:style-name="T52_17">r</text:span><text:span text:style-name="T52_18">1</text:span></text:p>
        </text:list-item>
        <text:list-item>
          <text:p text:style-name="P53"><text:span text:style-name="T53_1">source</text:span><text:span text:style-name="T53_2">:</text:span><text:span text:style-name="T53_3">get</text:span><text:span text:style-name="T53_4">_</text:span><text:span text:style-name="T53_5">mesh</text:span><text:span text:style-name="T53_6">(</text:span><text:span text:style-name="T53_7">index</text:span><text:span text:style-name="T53_8">)<text:s/>-&gt;<text:s/></text:span><text:span text:style-name="T53_9">x</text:span><text:span text:style-name="T53_10">0,<text:s/></text:span><text:span text:style-name="T53_11">y</text:span><text:span text:style-name="T53_12">0,<text:s/></text:span><text:span text:style-name="T53_13">r</text:span><text:span text:style-name="T53_14">0,<text:s/></text:span><text:span text:style-name="T53_15">g</text:span><text:span text:style-name="T53_16">0,<text:s/></text:span><text:span text:style-name="T53_17">b</text:span><text:span text:style-name="T53_18">0,<text:s/></text:span><text:span text:style-name="T53_19">a</text:span><text:span text:style-name="T53_20">0,<text:s/></text:span><text:span text:style-name="T53_21">x</text:span><text:span text:style-name="T53_22">1,<text:s/></text:span><text:span text:style-name="T53_23">y</text:span><text:span text:style-name="T53_24">1,<text:s/></text:span><text:span text:style-name="T53_25">r</text:span><text:span text:style-name="T53_26">1,<text:s/></text:span><text:span text:style-name="T53_27">g</text:span><text:span text:style-name="T53_28">1,<text:s/></text:span><text:span text:style-name="T53_29">b</text:span><text:span text:style-name="T53_30">1,<text:s/></text:span><text:span text:style-name="T53_31">a</text:span><text:span text:style-name="T53_32">1,<text:s/></text:span><text:span text:style-name="T53_33">x</text:span><text:span text:style-name="T53_34">2,<text:s/></text:span><text:span text:style-name="T53_35">y</text:span><text:span text:style-name="T53_36">2,<text:s/></text:span><text:span text:style-name="T53_37">r</text:span><text:span text:style-name="T53_38">2,<text:s/></text:span><text:span text:style-name="T53_39">g</text:span><text:span text:style-name="T53_40">2,<text:s/></text:span><text:span text:style-name="T53_41">b</text:span><text:span text:style-name="T53_42">2,<text:s/></text:span><text:span text:style-name="T53_43">a</text:span><text:span text:style-name="T53_44">2,<text:s/></text:span><text:span text:style-name="T53_45">x</text:span><text:span text:style-name="T53_46">3,<text:s/></text:span><text:span text:style-name="T53_47">y</text:span><text:span text:style-name="T53_48">3,<text:s/></text:span><text:span text:style-name="T53_49">r</text:span><text:span text:style-name="T53_50">3,<text:s/></text:span><text:span text:style-name="T53_51">g</text:span><text:span text:style-name="T53_52">3,<text:s/></text:span><text:span text:style-name="T53_53">b</text:span><text:span text:style-name="T53_54">3,<text:s/></text:span><text:span text:style-name="T53_55">a</text:span><text:span text:style-name="T53_56">3</text:span></text:p>
        </text:list-item>
        <text:list-item>
          <text:p text:style-name="P54"><text:span text:style-name="T54_1">source</text:span><text:span text:style-name="T54_2">:</text:span><text:span text:style-name="T54_3">get</text:span><text:span text:style-name="T54_4">_</text:span><text:span text:style-name="T54_5">image</text:span><text:span text:style-name="T54_6">()<text:s/>-&gt;<text:s/></text:span><text:span text:style-name="T54_7">image</text:span></text:p>
        </text:list-item>
      </text:list>
      <text:p text:style-name="P55"><text:span text:style-name="T55_1">Properties</text:span></text:p>
      <text:list text:style-name="LS4" xml:id="list35">
        <text:list-item>
          <text:p text:style-name="P56"><text:span text:style-name="T56_1">source</text:span><text:span text:style-name="T56_2">:</text:span><text:span text:style-name="T56_3">get</text:span><text:span text:style-name="T56_4">_</text:span><text:span text:style-name="T56_5">extender</text:span><text:span text:style-name="T56_6">()<text:s/>-&gt;<text:s/></text:span><text:span text:style-name="T56_7">extender</text:span></text:p>
        </text:list-item>
        <text:list-item>
          <text:p text:style-name="P57"><text:span text:style-name="T57_1">source</text:span><text:span text:style-name="T57_2">:</text:span><text:span text:style-name="T57_3">set</text:span><text:span text:style-name="T57_4">_</text:span><text:span text:style-name="T57_5">extender</text:span><text:span text:style-name="T57_6">(</text:span><text:span text:style-name="T57_7">extender</text:span><text:span text:style-name="T57_8">)</text:span></text:p>
        </text:list-item>
        <text:list-item>
          <text:p text:style-name="P58"><text:span text:style-name="T58_1">source</text:span><text:span text:style-name="T58_2">:</text:span><text:span text:style-name="T58_3">get</text:span><text:span text:style-name="T58_4">_</text:span><text:span text:style-name="T58_5">filter</text:span><text:span text:style-name="T58_6">()<text:s/>-&gt;<text:s/></text:span><text:span text:style-name="T58_7">filter</text:span></text:p>
        </text:list-item>
        <text:list-item>
          <text:p text:style-name="P59"><text:span text:style-name="T59_1">source</text:span><text:span text:style-name="T59_2">:</text:span><text:span text:style-name="T59_3">set</text:span><text:span text:style-name="T59_4">_</text:span><text:span text:style-name="T59_5">filter</text:span><text:span text:style-name="T59_6">(</text:span><text:span text:style-name="T59_7">filter</text:span><text:span text:style-name="T59_8">)</text:span></text:p>
        </text:list-item>
        <text:list-item>
          <text:p text:style-name="P60"><text:span text:style-name="T60_1">source</text:span><text:span text:style-name="T60_2">:</text:span><text:span text:style-name="T60_3">get</text:span><text:span text:style-name="T60_4">_</text:span><text:span text:style-name="T60_5">matrix</text:span><text:span text:style-name="T60_6">()<text:s/>-&gt;<text:s/></text:span><text:span text:style-name="T60_7">matrix</text:span></text:p>
        </text:list-item>
        <text:list-item>
          <text:p text:style-name="P61"><text:span text:style-name="T61_1">source</text:span><text:span text:style-name="T61_2">:</text:span><text:span text:style-name="T61_3">set</text:span><text:span text:style-name="T61_4">_</text:span><text:span text:style-name="T61_5">matrix</text:span><text:span text:style-name="T61_6">(</text:span><text:span text:style-name="T61_7">matrix</text:span><text:span text:style-name="T61_8">)</text:span></text:p>
        </text:list-item>
        <text:list-item>
          <text:p text:style-name="P62"><text:span text:style-name="T62_1">source</text:span><text:span text:style-name="T62_2">:</text:span><text:span text:style-name="T62_3">get</text:span><text:span text:style-name="T62_4">_</text:span><text:span text:style-name="T62_5">type</text:span><text:span text:style-name="T62_6">()<text:s/>-&gt;<text:s/></text:span><text:span text:style-name="T62_7">source</text:span><text:span text:style-name="T62_8">_</text:span><text:span text:style-name="T62_9">type</text:span></text:p>
        </text:list-item>
      </text:list>
      <text:p text:style-name="P63"/>
      <text:p text:style-name="P64"><text:span text:style-name="T64_1">CONTEXT</text:span></text:p>
      <text:p text:style-name="P65"><text:span text:style-name="T65_1">State</text:span></text:p>
      <text:list text:style-name="LS5" xml:id="list42">
        <text:list-item>
          <text:p text:style-name="P66"><text:span text:style-name="T66_1">context</text:span><text:span text:style-name="T66_2">:</text:span><text:span text:style-name="T66_3">push</text:span><text:span text:style-name="T66_4">_</text:span><text:span text:style-name="T66_5">state</text:span><text:span text:style-name="T66_6">()</text:span></text:p>
        </text:list-item>
        <text:list-item>
          <text:p text:style-name="P67"><text:span text:style-name="T67_1">context</text:span><text:span text:style-name="T67_2">:</text:span><text:span text:style-name="T67_3">pop</text:span><text:span text:style-name="T67_4">_</text:span><text:span text:style-name="T67_5">state</text:span><text:span text:style-name="T67_6">()</text:span></text:p>
        </text:list-item>
      </text:list>
      <text:p text:style-name="P68"><text:span text:style-name="T68_1">Transformation</text:span></text:p>
      <text:list text:style-name="LS5" xml:id="list44">
        <text:list-item>
          <text:p text:style-name="P69"><text:span text:style-name="T69_1">context</text:span><text:span text:style-name="T69_2">:</text:span><text:span text:style-name="T69_3">get</text:span><text:span text:style-name="T69_4">_</text:span><text:span text:style-name="T69_5">matrix</text:span><text:span text:style-name="T69_6">()<text:s/>-&gt;<text:s/></text:span><text:span text:style-name="T69_7">matrix</text:span></text:p>
        </text:list-item>
        <text:list-item>
          <text:p text:style-name="P70"><text:span text:style-name="T70_1">context</text:span><text:span text:style-name="T70_2">:</text:span><text:span text:style-name="T70_3">set</text:span><text:span text:style-name="T70_4">_</text:span><text:span text:style-name="T70_5">matrix</text:span><text:span text:style-name="T70_6">(</text:span><text:span text:style-name="T70_7">matrix</text:span><text:span text:style-name="T70_8">)</text:span></text:p>
        </text:list-item>
      </text:list>
      <text:p text:style-name="P71"><text:span text:style-name="T71_1">Raster</text:span><text:span text:style-name="T71_2"><text:s/></text:span><text:span text:style-name="T71_3">source</text:span></text:p>
      <text:list text:style-name="LS5" xml:id="list46">
        <text:list-item>
          <text:p text:style-name="P72"><text:span text:style-name="T72_1">context</text:span><text:span text:style-name="T72_2">:</text:span><text:span text:style-name="T72_3">get</text:span><text:span text:style-name="T72_4">_</text:span><text:span text:style-name="T72_5">source</text:span><text:span text:style-name="T72_6">()<text:s/>-&gt;<text:s/></text:span><text:span text:style-name="T72_7">source</text:span></text:p>
        </text:list-item>
        <text:list-item>
          <text:p text:style-name="P73"><text:span text:style-name="T73_1">context</text:span><text:span text:style-name="T73_2">:</text:span><text:span text:style-name="T73_3">set</text:span><text:span text:style-name="T73_4">_</text:span><text:span text:style-name="T73_5">source</text:span><text:span text:style-name="T73_6">(</text:span><text:span text:style-name="T73_7">source</text:span><text:span text:style-name="T73_8">)</text:span></text:p>
        </text:list-item>
      </text:list>
      <text:p text:style-name="P74"><text:span text:style-name="T74_1">Render</text:span><text:span text:style-name="T74_2"><text:s/></text:span><text:span text:style-name="T74_3">properties</text:span></text:p>
      <text:list text:style-name="LS5" xml:id="list48">
        <text:list-item>
          <text:p text:style-name="P75"><text:span text:style-name="T75_1">context</text:span><text:span text:style-name="T75_2">:</text:span><text:span text:style-name="T75_3">get</text:span><text:span text:style-name="T75_4">_</text:span><text:span text:style-name="T75_5">antialiasing</text:span><text:span text:style-name="T75_6">()<text:s/>-&gt;<text:s/></text:span><text:span text:style-name="T75_7">antialiasing</text:span></text:p>
        </text:list-item>
        <text:list-item>
          <text:p text:style-name="P76"><text:span text:style-name="T76_1">context</text:span><text:span text:style-name="T76_2">:</text:span><text:span text:style-name="T76_3">set</text:span><text:span text:style-name="T76_4">_</text:span><text:span text:style-name="T76_5">antialiasing</text:span><text:span text:style-name="T76_6">(</text:span><text:span text:style-name="T76_7">antialiasing</text:span><text:span text:style-name="T76_8">)</text:span></text:p>
        </text:list-item>
        <text:list-item>
          <text:p text:style-name="P77"><text:span text:style-name="T77_1">context</text:span><text:span text:style-name="T77_2">:</text:span><text:span text:style-name="T77_3">get</text:span><text:span text:style-name="T77_4">_</text:span><text:span text:style-name="T77_5">fill</text:span><text:span text:style-name="T77_6">_</text:span><text:span text:style-name="T77_7">rule</text:span><text:span text:style-name="T77_8">()<text:s/>-&gt;<text:s/></text:span><text:span text:style-name="T77_9">fill</text:span><text:span text:style-name="T77_10">_</text:span><text:span text:style-name="T77_11">rule</text:span></text:p>
        </text:list-item>
        <text:list-item>
          <text:p text:style-name="P78"><text:span text:style-name="T78_1">context</text:span><text:span text:style-name="T78_2">:</text:span><text:span text:style-name="T78_3">set</text:span><text:span text:style-name="T78_4">_</text:span><text:span text:style-name="T78_5">fill</text:span><text:span text:style-name="T78_6">_</text:span><text:span text:style-name="T78_7">rule</text:span><text:span text:style-name="T78_8">(</text:span><text:span text:style-name="T78_9">fill</text:span><text:span text:style-name="T78_10">_</text:span><text:span text:style-name="T78_11">rule</text:span><text:span text:style-name="T78_12">)</text:span></text:p>
        </text:list-item>
        <text:list-item>
          <text:p text:style-name="P79"><text:span text:style-name="T79_1">context</text:span><text:span text:style-name="T79_2">:</text:span><text:span text:style-name="T79_3">get</text:span><text:span text:style-name="T79_4">_</text:span><text:span text:style-name="T79_5">composition</text:span><text:span text:style-name="T79_6">()<text:s/>-&gt;<text:s/></text:span><text:span text:style-name="T79_7">composition</text:span></text:p>
        </text:list-item>
        <text:list-item>
          <text:p text:style-name="P80"><text:span text:style-name="T80_1">context</text:span><text:span text:style-name="T80_2">:</text:span><text:span text:style-name="T80_3">set</text:span><text:span text:style-name="T80_4">_</text:span><text:span text:style-name="T80_5">composition</text:span><text:span text:style-name="T80_6">(</text:span><text:span text:style-name="T80_7">composition</text:span><text:span text:style-name="T80_8">)</text:span></text:p>
        </text:list-item>
      </text:list>
      <text:p text:style-name="P81"><text:span text:style-name="T81_1">Stroke</text:span><text:span text:style-name="T81_2"><text:s/></text:span><text:span text:style-name="T81_3">properties</text:span></text:p>
      <text:list text:style-name="LS5" xml:id="list54">
        <text:list-item>
          <text:p text:style-name="P82"><text:span text:style-name="T82_1">context</text:span><text:span text:style-name="T82_2">:</text:span><text:span text:style-name="T82_3">get</text:span><text:span text:style-name="T82_4">_</text:span><text:span text:style-name="T82_5">dash</text:span><text:span text:style-name="T82_6">()<text:s/>-&gt;<text:s/></text:span><text:span text:style-name="T82_7">offset</text:span><text:span text:style-name="T82_8">,<text:s/></text:span><text:span text:style-name="T82_9">dashes</text:span></text:p>
        </text:list-item>
        <text:list-item>
          <text:p text:style-name="P83"><text:span text:style-name="T83_1">context</text:span><text:span text:style-name="T83_2">:</text:span><text:span text:style-name="T83_3">set</text:span><text:span text:style-name="T83_4">_</text:span><text:span text:style-name="T83_5">dash</text:span><text:span text:style-name="T83_6">(</text:span><text:span text:style-name="T83_7">offset</text:span><text:span text:style-name="T83_8">,<text:s/></text:span><text:span text:style-name="T83_9">dashes</text:span><text:span text:style-name="T83_10">)</text:span></text:p>
        </text:list-item>
        <text:list-item>
          <text:p text:style-name="P84"><text:span text:style-name="T84_1">context</text:span><text:span text:style-name="T84_2">:</text:span><text:span text:style-name="T84_3">get</text:span><text:span text:style-name="T84_4">_</text:span><text:span text:style-name="T84_5">line</text:span><text:span text:style-name="T84_6">_</text:span><text:span text:style-name="T84_7">cap</text:span><text:span text:style-name="T84_8">()<text:s/>-&gt;<text:s/></text:span><text:span text:style-name="T84_9">line</text:span><text:span text:style-name="T84_10">_</text:span><text:span text:style-name="T84_11">cap</text:span></text:p>
        </text:list-item>
        <text:list-item>
          <text:p text:style-name="P85"><text:span text:style-name="T85_1">context</text:span><text:span text:style-name="T85_2">:</text:span><text:span text:style-name="T85_3">set</text:span><text:span text:style-name="T85_4">_</text:span><text:span text:style-name="T85_5">line</text:span><text:span text:style-name="T85_6">_</text:span><text:span text:style-name="T85_7">cap</text:span><text:span text:style-name="T85_8">(</text:span><text:span text:style-name="T85_9">line</text:span><text:span text:style-name="T85_10">_</text:span><text:span text:style-name="T85_11">cap</text:span><text:span text:style-name="T85_12">)</text:span></text:p>
        </text:list-item>
        <text:list-item>
          <text:p text:style-name="P86"><text:span text:style-name="T86_1">context</text:span><text:span text:style-name="T86_2">:</text:span><text:span text:style-name="T86_3">get</text:span><text:span text:style-name="T86_4">_</text:span><text:span text:style-name="T86_5">line</text:span><text:span text:style-name="T86_6">_</text:span><text:span text:style-name="T86_7">join</text:span><text:span text:style-name="T86_8">()<text:s/>-&gt;<text:s/></text:span><text:span text:style-name="T86_9">line</text:span><text:span text:style-name="T86_10">_</text:span><text:span text:style-name="T86_11">join</text:span></text:p>
        </text:list-item>
        <text:list-item>
          <text:p text:style-name="P87"><text:span text:style-name="T87_1">context</text:span><text:span text:style-name="T87_2">:</text:span><text:span text:style-name="T87_3">set</text:span><text:span text:style-name="T87_4">_</text:span><text:span text:style-name="T87_5">line</text:span><text:span text:style-name="T87_6">_</text:span><text:span text:style-name="T87_7">join</text:span><text:span text:style-name="T87_8">(</text:span><text:span text:style-name="T87_9">line</text:span><text:span text:style-name="T87_10">_</text:span><text:span text:style-name="T87_11">join</text:span><text:span text:style-name="T87_12">)</text:span></text:p>
        </text:list-item>
        <text:list-item>
          <text:p text:style-name="P88"><text:span text:style-name="T88_1">context</text:span><text:span text:style-name="T88_2">:</text:span><text:span text:style-name="T88_3">get</text:span><text:span text:style-name="T88_4">_</text:span><text:span text:style-name="T88_5">miter</text:span><text:span text:style-name="T88_6">_</text:span><text:span text:style-name="T88_7">limit</text:span><text:span text:style-name="T88_8">()<text:s/>-&gt;<text:s/></text:span><text:span text:style-name="T88_9">miter</text:span><text:span text:style-name="T88_10">_</text:span><text:span text:style-name="T88_11">limit</text:span></text:p>
        </text:list-item>
        <text:list-item>
          <text:p text:style-name="P89"><text:span text:style-name="T89_1">context</text:span><text:span text:style-name="T89_2">:</text:span><text:span text:style-name="T89_3">set</text:span><text:span text:style-name="T89_4">_</text:span><text:span text:style-name="T89_5">miter</text:span><text:span text:style-name="T89_6">_</text:span><text:span text:style-name="T89_7">limit</text:span><text:span text:style-name="T89_8">(</text:span><text:span text:style-name="T89_9">miter</text:span><text:span text:style-name="T89_10">_</text:span><text:span text:style-name="T89_11">limit</text:span><text:span text:style-name="T89_12">)</text:span></text:p>
        </text:list-item>
        <text:list-item>
          <text:p text:style-name="P90"><text:span text:style-name="T90_1">context</text:span><text:span text:style-name="T90_2">:</text:span><text:span text:style-name="T90_3">get</text:span><text:span text:style-name="T90_4">_</text:span><text:span text:style-name="T90_5">line</text:span><text:span text:style-name="T90_6">_</text:span><text:span text:style-name="T90_7">width</text:span><text:span text:style-name="T90_8">()<text:s/>-&gt;<text:s/></text:span><text:span text:style-name="T90_9">width</text:span></text:p>
        </text:list-item>
        <text:list-item>
          <text:p text:style-name="P91"><text:span text:style-name="T91_1">context</text:span><text:span text:style-name="T91_2">:</text:span><text:span text:style-name="T91_3">set</text:span><text:span text:style-name="T91_4">_</text:span><text:span text:style-name="T91_5">line</text:span><text:span text:style-name="T91_6">_</text:span><text:span text:style-name="T91_7">width</text:span><text:span text:style-name="T91_8">(</text:span><text:span text:style-name="T91_9">width</text:span><text:span text:style-name="T91_10">)</text:span></text:p>
        </text:list-item>
      </text:list>
      <text:p text:style-name="P92"><text:span text:style-name="T92_1">Clipping</text:span></text:p>
      <text:list text:style-name="LS5" xml:id="list64">
        <text:list-item>
          <text:p text:style-name="P93"><text:span text:style-name="T93_1">context</text:span><text:span text:style-name="T93_2">:</text:span><text:span text:style-name="T93_3">clip</text:span><text:span text:style-name="T93_4">_</text:span><text:span text:style-name="T93_5">from</text:span><text:span text:style-name="T93_6">_</text:span><text:span text:style-name="T93_7">path</text:span><text:span text:style-name="T93_8">()</text:span></text:p>
        </text:list-item>
        <text:list-item>
          <text:p text:style-name="P94"><text:span text:style-name="T94_1">context</text:span><text:span text:style-name="T94_2">:</text:span><text:span text:style-name="T94_3">clip</text:span><text:span text:style-name="T94_4">_</text:span><text:span text:style-name="T94_5">clear</text:span><text:span text:style-name="T94_6">()</text:span></text:p>
        </text:list-item>
        <text:list-item>
          <text:p text:style-name="P95"><text:span text:style-name="T95_1">context</text:span><text:span text:style-name="T95_2">:</text:span><text:span text:style-name="T95_3">clip</text:span><text:span text:style-name="T95_4">_</text:span><text:span text:style-name="T95_5">get</text:span><text:span text:style-name="T95_6">_</text:span><text:span text:style-name="T95_7">rectangles</text:span><text:span text:style-name="T95_8">()<text:s/>-&gt;<text:s/></text:span><text:span text:style-name="T95_9">rectangles</text:span></text:p>
        </text:list-item>
      </text:list>
      <text:p text:style-name="P96"><text:span text:style-name="T96_1">Path</text:span><text:span text:style-name="T96_2"><text:s/></text:span><text:span text:style-name="T96_3">definition</text:span></text:p>
      <text:list text:style-name="LS5" xml:id="list67">
        <text:list-item>
          <text:p text:style-name="P97"><text:span text:style-name="T97_1">context</text:span><text:span text:style-name="T97_2">:</text:span><text:span text:style-name="T97_3">path</text:span><text:span text:style-name="T97_4">_</text:span><text:span text:style-name="T97_5">move</text:span><text:span text:style-name="T97_6">_</text:span><text:span text:style-name="T97_7">to</text:span><text:span text:style-name="T97_8">(</text:span><text:span text:style-name="T97_9">x</text:span><text:span text:style-name="T97_10">,<text:s/></text:span><text:span text:style-name="T97_11">y</text:span><text:span text:style-name="T97_12">)</text:span></text:p>
        </text:list-item>
        <text:list-item>
          <text:p text:style-name="P98"><text:span text:style-name="T98_1">context</text:span><text:span text:style-name="T98_2">:</text:span><text:span text:style-name="T98_3">path</text:span><text:span text:style-name="T98_4">_</text:span><text:span text:style-name="T98_5">line</text:span><text:span text:style-name="T98_6">_</text:span><text:span text:style-name="T98_7">to</text:span><text:span text:style-name="T98_8">(</text:span><text:span text:style-name="T98_9">x</text:span><text:span text:style-name="T98_10">,<text:s/></text:span><text:span text:style-name="T98_11">y</text:span><text:span text:style-name="T98_12">)</text:span></text:p>
        </text:list-item>
        <text:list-item>
          <text:p text:style-name="P99"><text:span text:style-name="T99_1">context</text:span><text:span text:style-name="T99_2">:</text:span><text:span text:style-name="T99_3">path</text:span><text:span text:style-name="T99_4">_</text:span><text:span text:style-name="T99_5">curve</text:span><text:span text:style-name="T99_6">_</text:span><text:span text:style-name="T99_7">to</text:span><text:span text:style-name="T99_8">(</text:span><text:span text:style-name="T99_9">x</text:span><text:span text:style-name="T99_10">0,<text:s/></text:span><text:span text:style-name="T99_11">y</text:span><text:span text:style-name="T99_12">0,<text:s/></text:span><text:span text:style-name="T99_13">x</text:span><text:span text:style-name="T99_14">1,<text:s/></text:span><text:span text:style-name="T99_15">y</text:span><text:span text:style-name="T99_16">1,<text:s/></text:span><text:span text:style-name="T99_17">x</text:span><text:span text:style-name="T99_18">2,<text:s/></text:span><text:span text:style-name="T99_19">y</text:span><text:span text:style-name="T99_20">2)</text:span></text:p>
        </text:list-item>
        <text:list-item>
          <text:p text:style-name="P100"><text:span text:style-name="T100_1">context</text:span><text:span text:style-name="T100_2">:</text:span><text:span text:style-name="T100_3">path</text:span><text:span text:style-name="T100_4">_</text:span><text:span text:style-name="T100_5">add</text:span><text:span text:style-name="T100_6">_</text:span><text:span text:style-name="T100_7">rectangle</text:span><text:span text:style-name="T100_8">(</text:span><text:span text:style-name="T100_9">x</text:span><text:span text:style-name="T100_10">0,<text:s/></text:span><text:span text:style-name="T100_11">y</text:span><text:span text:style-name="T100_12">0,<text:s/></text:span><text:span text:style-name="T100_13">x</text:span><text:span text:style-name="T100_14">1,<text:s/></text:span><text:span text:style-name="T100_15">y</text:span><text:span text:style-name="T100_16">2)</text:span></text:p>
        </text:list-item>
        <text:list-item>
          <text:p text:style-name="P101"><text:span text:style-name="T101_1">context</text:span><text:span text:style-name="T101_2">:</text:span><text:span text:style-name="T101_3">path</text:span><text:span text:style-name="T101_4">_</text:span><text:span text:style-name="T101_5">add</text:span><text:span text:style-name="T101_6">_</text:span><text:span text:style-name="T101_7">arc</text:span><text:span text:style-name="T101_8">(</text:span><text:span text:style-name="T101_9">cx</text:span><text:span text:style-name="T101_10">,<text:s/></text:span><text:span text:style-name="T101_11">cy</text:span><text:span text:style-name="T101_12">,<text:s/></text:span><text:span text:style-name="T101_13">r</text:span><text:span text:style-name="T101_14">,<text:s/></text:span><text:span text:style-name="T101_15">angle</text:span><text:span text:style-name="T101_16">0,<text:s/></text:span><text:span text:style-name="T101_17">angle</text:span><text:span text:style-name="T101_18">1)</text:span></text:p>
        </text:list-item>
        <text:list-item>
          <text:p text:style-name="P102"><text:span text:style-name="T102_1">context</text:span><text:span text:style-name="T102_2">:</text:span><text:span text:style-name="T102_3">path</text:span><text:span text:style-name="T102_4">_</text:span><text:span text:style-name="T102_5">add</text:span><text:span text:style-name="T102_6">_</text:span><text:span text:style-name="T102_7">text</text:span><text:span text:style-name="T102_8">(</text:span><text:span text:style-name="T102_9">text</text:span><text:span text:style-name="T102_10">,<text:s/></text:span><text:span text:style-name="T102_11">face</text:span><text:span text:style-name="T102_12">,<text:s/></text:span><text:span text:style-name="T102_13">size</text:span><text:span text:style-name="T102_14">[,<text:s/></text:span><text:span text:style-name="T102_15">bold</text:span><text:span text:style-name="T102_16">,<text:s/></text:span><text:span text:style-name="T102_17">italic</text:span><text:span text:style-name="T102_18">,<text:s/></text:span><text:span text:style-name="T102_19">underline</text:span><text:span text:style-name="T102_20">,<text:s/></text:span><text:span text:style-name="T102_21">strikeout</text:span><text:span text:style-name="T102_22">])</text:span></text:p>
        </text:list-item>
        <text:list-item>
          <text:p text:style-name="P103"><text:span text:style-name="T103_1">context</text:span><text:span text:style-name="T103_2">:</text:span><text:span text:style-name="T103_3">path</text:span><text:span text:style-name="T103_4">_</text:span><text:span text:style-name="T103_5">close</text:span><text:span text:style-name="T103_6">()</text:span></text:p>
        </text:list-item>
        <text:list-item>
          <text:p text:style-name="P104"><text:span text:style-name="T104_1">context</text:span><text:span text:style-name="T104_2">:</text:span><text:span text:style-name="T104_3">path</text:span><text:span text:style-name="T104_4">_</text:span><text:span text:style-name="T104_5">clear</text:span><text:span text:style-name="T104_6">()</text:span></text:p>
        </text:list-item>
        <text:list-item>
          <text:p text:style-name="P105"><text:span text:style-name="T105_1">context</text:span><text:span text:style-name="T105_2">:</text:span><text:span text:style-name="T105_3">path</text:span><text:span text:style-name="T105_4">_</text:span><text:span text:style-name="T105_5">transform</text:span><text:span text:style-name="T105_6">(</text:span><text:span text:style-name="T105_7">filter</text:span><text:span text:style-name="T105_8">_</text:span><text:span text:style-name="T105_9">function</text:span><text:span text:style-name="T105_10">[,<text:s/></text:span><text:span text:style-name="T105_11">flatten</text:span><text:span text:style-name="T105_12">])</text:span></text:p>
        </text:list-item>
      </text:list>
      <text:p text:style-name="P106"><text:span text:style-name="T106_1">Drawing</text:span></text:p>
      <text:list text:style-name="LS5" xml:id="list76">
        <text:list-item>
          <text:p text:style-name="P107"><text:span text:style-name="T107_1">context</text:span><text:span text:style-name="T107_2">:</text:span><text:span text:style-name="T107_3">path</text:span><text:span text:style-name="T107_4">_</text:span><text:span text:style-name="T107_5">fill</text:span><text:span text:style-name="T107_6">()</text:span></text:p>
        </text:list-item>
        <text:list-item>
          <text:p text:style-name="P108"><text:span text:style-name="T108_1">context</text:span><text:span text:style-name="T108_2">:</text:span><text:span text:style-name="T108_3">path</text:span><text:span text:style-name="T108_4">_</text:span><text:span text:style-name="T108_5">stroke</text:span><text:span text:style-name="T108_6">()</text:span></text:p>
        </text:list-item>
        <text:list-item>
          <text:p text:style-name="P109"><text:span text:style-name="T109_1">context</text:span><text:span text:style-name="T109_2">:</text:span><text:span text:style-name="T109_3">paint</text:span><text:span text:style-name="T109_4">()</text:span></text:p>
        </text:list-item>
        <text:list-item>
          <text:p text:style-name="P110"><text:span text:style-name="T110_1">context</text:span><text:span text:style-name="T110_2">:</text:span><text:span text:style-name="T110_3">masked</text:span><text:span text:style-name="T110_4">_</text:span><text:span text:style-name="T110_5">paint</text:span><text:span text:style-name="T110_6">(</text:span><text:span text:style-name="T110_7">source</text:span><text:span text:style-name="T110_8">)</text:span></text:p>
        </text:list-item>
      </text:list>
      <text:p text:style-name="P111"><text:span text:style-name="T111_1">Bounding</text:span></text:p>
      <text:list text:style-name="LS5" xml:id="list80">
        <text:list-item>
          <text:p text:style-name="P112"><text:span text:style-name="T112_1">context</text:span><text:span text:style-name="T112_2">:</text:span><text:span text:style-name="T112_3">clip</text:span><text:span text:style-name="T112_4">_</text:span><text:span text:style-name="T112_5">bounding</text:span><text:span text:style-name="T112_6">()<text:s/>-&gt;<text:s/></text:span><text:span text:style-name="T112_7">x</text:span><text:span text:style-name="T112_8">0,<text:s/></text:span><text:span text:style-name="T112_9">y</text:span><text:span text:style-name="T112_10">0,<text:s/></text:span><text:span text:style-name="T112_11">x</text:span><text:span text:style-name="T112_12">1,<text:s/></text:span><text:span text:style-name="T112_13">y</text:span><text:span text:style-name="T112_14">1</text:span></text:p>
        </text:list-item>
        <text:list-item>
          <text:p text:style-name="P113"><text:span text:style-name="T113_1">context</text:span><text:span text:style-name="T113_2">:</text:span><text:span text:style-name="T113_3">path</text:span><text:span text:style-name="T113_4">_</text:span><text:span text:style-name="T113_5">bounding</text:span><text:span text:style-name="T113_6">()<text:s/>-&gt;<text:s/></text:span><text:span text:style-name="T113_7">x</text:span><text:span text:style-name="T113_8">0,<text:s/></text:span><text:span text:style-name="T113_9">y</text:span><text:span text:style-name="T113_10">0,<text:s/></text:span><text:span text:style-name="T113_11">x</text:span><text:span text:style-name="T113_12">1,<text:s/></text:span><text:span text:style-name="T113_13">y</text:span><text:span text:style-name="T113_14">1</text:span></text:p>
        </text:list-item>
        <text:list-item>
          <text:p text:style-name="P114"><text:span text:style-name="T114_1">context</text:span><text:span text:style-name="T114_2">:</text:span><text:span text:style-name="T114_3">path</text:span><text:span text:style-name="T114_4">_</text:span><text:span text:style-name="T114_5">fill</text:span><text:span text:style-name="T114_6">_</text:span><text:span text:style-name="T114_7">bounding</text:span><text:span text:style-name="T114_8">()<text:s/>-&gt;<text:s/></text:span><text:span text:style-name="T114_9">x</text:span><text:span text:style-name="T114_10">0,<text:s/></text:span><text:span text:style-name="T114_11">y</text:span><text:span text:style-name="T114_12">0,<text:s/></text:span><text:span text:style-name="T114_13">x</text:span><text:span text:style-name="T114_14">1,<text:s/></text:span><text:span text:style-name="T114_15">y</text:span><text:span text:style-name="T114_16">0</text:span></text:p>
        </text:list-item>
        <text:list-item>
          <text:p text:style-name="P115"><text:span text:style-name="T115_1">context</text:span><text:span text:style-name="T115_2">:</text:span><text:span text:style-name="T115_3">path</text:span><text:span text:style-name="T115_4">_</text:span><text:span text:style-name="T115_5">stroke</text:span><text:span text:style-name="T115_6">_</text:span><text:span text:style-name="T115_7">bounding</text:span><text:span text:style-name="T115_8">()<text:s/>-&gt;<text:s/></text:span><text:span text:style-name="T115_9">x</text:span><text:span text:style-name="T115_10">0,<text:s/></text:span><text:span text:style-name="T115_11">y</text:span><text:span text:style-name="T115_12">0,<text:s/></text:span><text:span text:style-name="T115_13">x</text:span><text:span text:style-name="T115_14">1,<text:s/></text:span><text:span text:style-name="T115_15">y</text:span><text:span text:style-name="T115_16">1</text:span></text:p>
        </text:list-item>
      </text:list>
      <text:p text:style-name="P116"><text:span text:style-name="T116_1">Point</text:span><text:span text:style-name="T116_2"><text:s/></text:span><text:span text:style-name="T116_3">test</text:span></text:p>
      <text:list text:style-name="LS5" xml:id="list84">
        <text:list-item>
          <text:p text:style-name="P117"><text:span text:style-name="T117_1">context</text:span><text:span text:style-name="T117_2">:</text:span><text:span text:style-name="T117_3">clip</text:span><text:span text:style-name="T117_4">_</text:span><text:span text:style-name="T117_5">contains</text:span><text:span text:style-name="T117_6">(</text:span><text:span text:style-name="T117_7">x</text:span><text:span text:style-name="T117_8">,<text:s/></text:span><text:span text:style-name="T117_9">y</text:span><text:span text:style-name="T117_10">)<text:s/>-&gt;<text:s/></text:span><text:span text:style-name="T117_11">bool</text:span></text:p>
        </text:list-item>
        <text:list-item>
          <text:p text:style-name="P118"><text:span text:style-name="T118_1">context</text:span><text:span text:style-name="T118_2">:</text:span><text:span text:style-name="T118_3">path</text:span><text:span text:style-name="T118_4">_</text:span><text:span text:style-name="T118_5">fill</text:span><text:span text:style-name="T118_6">_</text:span><text:span text:style-name="T118_7">contains</text:span><text:span text:style-name="T118_8">(</text:span><text:span text:style-name="T118_9">x</text:span><text:span text:style-name="T118_10">,<text:s/></text:span><text:span text:style-name="T118_11">y</text:span><text:span text:style-name="T118_12">)<text:s/>-&gt;<text:s/></text:span><text:span text:style-name="T118_13">bool</text:span></text:p>
        </text:list-item>
        <text:list-item>
          <text:p text:style-name="P119"><text:span text:style-name="T119_1">context</text:span><text:span text:style-name="T119_2">:</text:span><text:span text:style-name="T119_3">path</text:span><text:span text:style-name="T119_4">_</text:span><text:span text:style-name="T119_5">stroke</text:span><text:span text:style-name="T119_6">_</text:span><text:span text:style-name="T119_7">contains</text:span><text:span text:style-name="T119_8">(</text:span><text:span text:style-name="T119_9">x</text:span><text:span text:style-name="T119_10">,<text:s/></text:span><text:span text:style-name="T119_11">y</text:span><text:span text:style-name="T119_12">)<text:s/>-&gt;<text:s/></text:span><text:span text:style-name="T119_1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cm" fo:padding-bottom="0cm" fo:margin-bottom="1cm" fo:padding-left="0cm" fo:margin-left="1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